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06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Together" table:style-name="ta1">
        <table:shapes>
          <draw:frame draw:z-index="0" draw:style-name="gr1" draw:text-style-name="P1" svg:width="453.2pt" svg:height="254.58pt" svg:x="654.15pt" svg:y="125.29pt">
            <loext:p draw:notify-on-update-of-ranges="allTogether.A1:allTogether.A1 allTogether.A2:allTogether.A101 allTogether.B1:allTogether.B1 allTogether.B2:allTogether.B101 allTogether.A1:allTogether.A1 allTogether.A2:allTogether.A101 allTogether.I1:allTogether.I1 allTogether.I2:allTogether.I101 allTogether.A1:allTogether.A1 allTogether.A2:allTogether.A101 allTogether.C1:allTogether.C1 allTogether.C2:allTogether.C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so_overview</text:p>
          </table:table-cell>
          <table:table-cell office:value-type="string" calcext:value-type="string">
            <text:p>threshold</text:p>
          </table:table-cell>
          <table:table-cell table:number-columns-repeated="5"/>
          <table:table-cell office:value-type="string" calcext:value-type="string">
            <text:p>real_status</text:p>
          </table:table-cell>
        </table:table-row>
        <table:table-row table:style-name="ro1">
          <table:table-cell office:value-type="float" office:value="3.000009896" calcext:value-type="float">
            <text:p>3.000009896</text:p>
          </table:table-cell>
          <table:table-cell office:value-type="float" office:value="41.944232720654" calcext:value-type="float">
            <text:p>41.944232720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.8062399880986" calcext:value-type="float">
            <text:p>7.8062399881</text:p>
          </table:table-cell>
          <table:table-cell office:value-type="float" office:value="10.802930524002" calcext:value-type="float">
            <text:p>10.802930524</text:p>
          </table:table-cell>
          <table:table-cell office:value-type="float" office:value="10.568861" calcext:value-type="float">
            <text:p>10.568861</text:p>
          </table:table-cell>
          <table:table-cell office:value-type="float" office:value="12.766201" calcext:value-type="float">
            <text:p>12.766201</text:p>
          </table:table-cell>
          <table:table-cell table:formula="of:=SUM([.E2:.H2])" office:value-type="float" office:value="41.9442325121006" calcext:value-type="float">
            <text:p>41.9442325121</text:p>
          </table:table-cell>
        </table:table-row>
        <table:table-row table:style-name="ro1">
          <table:table-cell office:value-type="float" office:value="6.000009896" calcext:value-type="float">
            <text:p>6.000009896</text:p>
          </table:table-cell>
          <table:table-cell office:value-type="float" office:value="35.617708947723" calcext:value-type="float">
            <text:p>35.617708947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0711207930068" calcext:value-type="float">
            <text:p>9.071120793</text:p>
          </table:table-cell>
          <table:table-cell office:value-type="float" office:value="8.3576118420036" calcext:value-type="float">
            <text:p>8.357611842</text:p>
          </table:table-cell>
          <table:table-cell office:value-type="float" office:value="10.301364" calcext:value-type="float">
            <text:p>10.301364</text:p>
          </table:table-cell>
          <table:table-cell office:value-type="float" office:value="7.887612" calcext:value-type="float">
            <text:p>7.887612</text:p>
          </table:table-cell>
          <table:table-cell table:formula="of:=SUM([.E3:.H3])" office:value-type="float" office:value="35.6177086350104" calcext:value-type="float">
            <text:p>35.617708635</text:p>
          </table:table-cell>
        </table:table-row>
        <table:table-row table:style-name="ro1">
          <table:table-cell office:value-type="float" office:value="9.000009896" calcext:value-type="float">
            <text:p>9.000009896</text:p>
          </table:table-cell>
          <table:table-cell office:value-type="float" office:value="44.812640180454" calcext:value-type="float">
            <text:p>44.81264018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753164228523" calcext:value-type="float">
            <text:p>11.7531642285</text:p>
          </table:table-cell>
          <table:table-cell office:value-type="float" office:value="11.394362997357" calcext:value-type="float">
            <text:p>11.3943629974</text:p>
          </table:table-cell>
          <table:table-cell office:value-type="float" office:value="9.966844" calcext:value-type="float">
            <text:p>9.966844</text:p>
          </table:table-cell>
          <table:table-cell office:value-type="float" office:value="11.698269" calcext:value-type="float">
            <text:p>11.698269</text:p>
          </table:table-cell>
          <table:table-cell table:formula="of:=SUM([.E4:.H4])" office:value-type="float" office:value="44.81264022588" calcext:value-type="float">
            <text:p>44.8126402259</text:p>
          </table:table-cell>
        </table:table-row>
        <table:table-row table:style-name="ro1">
          <table:table-cell office:value-type="float" office:value="12.000009896" calcext:value-type="float">
            <text:p>12.000009896</text:p>
          </table:table-cell>
          <table:table-cell office:value-type="float" office:value="39.084499979614" calcext:value-type="float">
            <text:p>39.08449997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453433051352" calcext:value-type="float">
            <text:p>11.4534330514</text:p>
          </table:table-cell>
          <table:table-cell office:value-type="float" office:value="8.315235248761" calcext:value-type="float">
            <text:p>8.3152352488</text:p>
          </table:table-cell>
          <table:table-cell office:value-type="float" office:value="11.325974" calcext:value-type="float">
            <text:p>11.325974</text:p>
          </table:table-cell>
          <table:table-cell office:value-type="float" office:value="7.989858" calcext:value-type="float">
            <text:p>7.989858</text:p>
          </table:table-cell>
          <table:table-cell table:formula="of:=SUM([.E5:.H5])" office:value-type="float" office:value="39.084500300113" calcext:value-type="float">
            <text:p>39.0845003001</text:p>
          </table:table-cell>
        </table:table-row>
        <table:table-row table:style-name="ro1">
          <table:table-cell office:value-type="float" office:value="15.000009896" calcext:value-type="float">
            <text:p>15.000009896</text:p>
          </table:table-cell>
          <table:table-cell office:value-type="float" office:value="35.736879900922" calcext:value-type="float">
            <text:p>35.73687990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946891540783" calcext:value-type="float">
            <text:p>10.9468915408</text:p>
          </table:table-cell>
          <table:table-cell office:value-type="float" office:value="8.818554896592" calcext:value-type="float">
            <text:p>8.8185548966</text:p>
          </table:table-cell>
          <table:table-cell office:value-type="float" office:value="9.8533" calcext:value-type="float">
            <text:p>9.8533</text:p>
          </table:table-cell>
          <table:table-cell office:value-type="float" office:value="6.118134" calcext:value-type="float">
            <text:p>6.118134</text:p>
          </table:table-cell>
          <table:table-cell table:formula="of:=SUM([.E6:.H6])" office:value-type="float" office:value="35.736880437375" calcext:value-type="float">
            <text:p>35.7368804374</text:p>
          </table:table-cell>
        </table:table-row>
        <table:table-row table:style-name="ro1">
          <table:table-cell office:value-type="float" office:value="18.000009896" calcext:value-type="float">
            <text:p>18.000009896</text:p>
          </table:table-cell>
          <table:table-cell office:value-type="float" office:value="38.298933949286" calcext:value-type="float">
            <text:p>38.29893394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1857469713699" calcext:value-type="float">
            <text:p>9.1857469714</text:p>
          </table:table-cell>
          <table:table-cell office:value-type="float" office:value="8.2892023666392" calcext:value-type="float">
            <text:p>8.2892023666</text:p>
          </table:table-cell>
          <table:table-cell office:value-type="float" office:value="12.076578" calcext:value-type="float">
            <text:p>12.076578</text:p>
          </table:table-cell>
          <table:table-cell office:value-type="float" office:value="8.747407" calcext:value-type="float">
            <text:p>8.747407</text:p>
          </table:table-cell>
          <table:table-cell table:formula="of:=SUM([.E7:.H7])" office:value-type="float" office:value="38.2989343380091" calcext:value-type="float">
            <text:p>38.298934338</text:p>
          </table:table-cell>
        </table:table-row>
        <table:table-row table:style-name="ro1">
          <table:table-cell office:value-type="float" office:value="21.000009896" calcext:value-type="float">
            <text:p>21.000009896</text:p>
          </table:table-cell>
          <table:table-cell office:value-type="float" office:value="37.422231860157" calcext:value-type="float">
            <text:p>37.42223186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979320153825" calcext:value-type="float">
            <text:p>10.9793201538</text:p>
          </table:table-cell>
          <table:table-cell office:value-type="float" office:value="10.196556469502" calcext:value-type="float">
            <text:p>10.1965564695</text:p>
          </table:table-cell>
          <table:table-cell office:value-type="float" office:value="9.097284" calcext:value-type="float">
            <text:p>9.097284</text:p>
          </table:table-cell>
          <table:table-cell office:value-type="float" office:value="7.149071" calcext:value-type="float">
            <text:p>7.149071</text:p>
          </table:table-cell>
          <table:table-cell table:formula="of:=SUM([.E8:.H8])" office:value-type="float" office:value="37.422231623327" calcext:value-type="float">
            <text:p>37.4222316233</text:p>
          </table:table-cell>
        </table:table-row>
        <table:table-row table:style-name="ro1">
          <table:table-cell office:value-type="float" office:value="24.000009896" calcext:value-type="float">
            <text:p>24.000009896</text:p>
          </table:table-cell>
          <table:table-cell office:value-type="float" office:value="36.902551013636" calcext:value-type="float">
            <text:p>36.90255101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.7627262032061" calcext:value-type="float">
            <text:p>8.7627262032</text:p>
          </table:table-cell>
          <table:table-cell office:value-type="float" office:value="9.394906761631" calcext:value-type="float">
            <text:p>9.3949067616</text:p>
          </table:table-cell>
          <table:table-cell office:value-type="float" office:value="11.588647" calcext:value-type="float">
            <text:p>11.588647</text:p>
          </table:table-cell>
          <table:table-cell office:value-type="float" office:value="7.156271" calcext:value-type="float">
            <text:p>7.156271</text:p>
          </table:table-cell>
          <table:table-cell table:formula="of:=SUM([.E9:.H9])" office:value-type="float" office:value="36.9025509648371" calcext:value-type="float">
            <text:p>36.9025509648</text:p>
          </table:table-cell>
        </table:table-row>
        <table:table-row table:style-name="ro1">
          <table:table-cell office:value-type="float" office:value="27.000009896" calcext:value-type="float">
            <text:p>27.000009896</text:p>
          </table:table-cell>
          <table:table-cell office:value-type="float" office:value="37.080810479595" calcext:value-type="float">
            <text:p>37.08081047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.6191336232863" calcext:value-type="float">
            <text:p>8.6191336233</text:p>
          </table:table-cell>
          <table:table-cell office:value-type="float" office:value="12.212984939771" calcext:value-type="float">
            <text:p>12.2129849398</text:p>
          </table:table-cell>
          <table:table-cell office:value-type="float" office:value="8.105601" calcext:value-type="float">
            <text:p>8.105601</text:p>
          </table:table-cell>
          <table:table-cell office:value-type="float" office:value="8.143091" calcext:value-type="float">
            <text:p>8.143091</text:p>
          </table:table-cell>
          <table:table-cell table:formula="of:=SUM([.E10:.H10])" office:value-type="float" office:value="37.0808105630573" calcext:value-type="float">
            <text:p>37.0808105631</text:p>
          </table:table-cell>
        </table:table-row>
        <table:table-row table:style-name="ro1">
          <table:table-cell office:value-type="float" office:value="30.000009896" calcext:value-type="float">
            <text:p>30.000009896</text:p>
          </table:table-cell>
          <table:table-cell office:value-type="float" office:value="37.324004239531" calcext:value-type="float">
            <text:p>37.32400423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.5336455311516" calcext:value-type="float">
            <text:p>8.5336455312</text:p>
          </table:table-cell>
          <table:table-cell office:value-type="float" office:value="10.465426050242" calcext:value-type="float">
            <text:p>10.4654260502</text:p>
          </table:table-cell>
          <table:table-cell office:value-type="float" office:value="9.066037" calcext:value-type="float">
            <text:p>9.066037</text:p>
          </table:table-cell>
          <table:table-cell office:value-type="float" office:value="9.258895" calcext:value-type="float">
            <text:p>9.258895</text:p>
          </table:table-cell>
          <table:table-cell table:formula="of:=SUM([.E11:.H11])" office:value-type="float" office:value="37.3240035813936" calcext:value-type="float">
            <text:p>37.3240035814</text:p>
          </table:table-cell>
        </table:table-row>
        <table:table-row table:style-name="ro1">
          <table:table-cell office:value-type="float" office:value="33.000009896" calcext:value-type="float">
            <text:p>33.000009896</text:p>
          </table:table-cell>
          <table:table-cell office:value-type="float" office:value="43.52727942673" calcext:value-type="float">
            <text:p>43.52727942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308273150271" calcext:value-type="float">
            <text:p>11.3082731503</text:p>
          </table:table-cell>
          <table:table-cell office:value-type="float" office:value="10.626713465868" calcext:value-type="float">
            <text:p>10.6267134659</text:p>
          </table:table-cell>
          <table:table-cell office:value-type="float" office:value="10.49076" calcext:value-type="float">
            <text:p>10.49076</text:p>
          </table:table-cell>
          <table:table-cell office:value-type="float" office:value="11.101533" calcext:value-type="float">
            <text:p>11.101533</text:p>
          </table:table-cell>
          <table:table-cell table:formula="of:=SUM([.E12:.H12])" office:value-type="float" office:value="43.527279616139" calcext:value-type="float">
            <text:p>43.5272796161</text:p>
          </table:table-cell>
        </table:table-row>
        <table:table-row table:style-name="ro1">
          <table:table-cell office:value-type="float" office:value="36.000009896" calcext:value-type="float">
            <text:p>36.000009896</text:p>
          </table:table-cell>
          <table:table-cell office:value-type="float" office:value="41.064942088446" calcext:value-type="float">
            <text:p>41.06494208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8017511599639" calcext:value-type="float">
            <text:p>9.80175116</text:p>
          </table:table-cell>
          <table:table-cell office:value-type="float" office:value="10.419395798265" calcext:value-type="float">
            <text:p>10.4193957983</text:p>
          </table:table-cell>
          <table:table-cell office:value-type="float" office:value="10.126607" calcext:value-type="float">
            <text:p>10.126607</text:p>
          </table:table-cell>
          <table:table-cell office:value-type="float" office:value="10.717188" calcext:value-type="float">
            <text:p>10.717188</text:p>
          </table:table-cell>
          <table:table-cell table:formula="of:=SUM([.E13:.H13])" office:value-type="float" office:value="41.0649419582289" calcext:value-type="float">
            <text:p>41.0649419582</text:p>
          </table:table-cell>
        </table:table-row>
        <table:table-row table:style-name="ro1">
          <table:table-cell office:value-type="float" office:value="39.000009896" calcext:value-type="float">
            <text:p>39.000009896</text:p>
          </table:table-cell>
          <table:table-cell office:value-type="float" office:value="42.862278967639" calcext:value-type="float">
            <text:p>42.86227896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.385684633775" calcext:value-type="float">
            <text:p>12.3856846338</text:p>
          </table:table-cell>
          <table:table-cell office:value-type="float" office:value="8.6833551679547" calcext:value-type="float">
            <text:p>8.683355168</text:p>
          </table:table-cell>
          <table:table-cell office:value-type="float" office:value="11.279271" calcext:value-type="float">
            <text:p>11.279271</text:p>
          </table:table-cell>
          <table:table-cell office:value-type="float" office:value="10.513968" calcext:value-type="float">
            <text:p>10.513968</text:p>
          </table:table-cell>
          <table:table-cell table:formula="of:=SUM([.E14:.H14])" office:value-type="float" office:value="42.8622788017297" calcext:value-type="float">
            <text:p>42.8622788017</text:p>
          </table:table-cell>
        </table:table-row>
        <table:table-row table:style-name="ro1">
          <table:table-cell office:value-type="float" office:value="42.000009896" calcext:value-type="float">
            <text:p>42.000009896</text:p>
          </table:table-cell>
          <table:table-cell office:value-type="float" office:value="41.010959096831" calcext:value-type="float">
            <text:p>41.01095909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551274070347" calcext:value-type="float">
            <text:p>11.5512740703</text:p>
          </table:table-cell>
          <table:table-cell office:value-type="float" office:value="8.7485215284648" calcext:value-type="float">
            <text:p>8.7485215285</text:p>
          </table:table-cell>
          <table:table-cell office:value-type="float" office:value="9.144761" calcext:value-type="float">
            <text:p>9.144761</text:p>
          </table:table-cell>
          <table:table-cell office:value-type="float" office:value="11.566403" calcext:value-type="float">
            <text:p>11.566403</text:p>
          </table:table-cell>
          <table:table-cell table:formula="of:=SUM([.E15:.H15])" office:value-type="float" office:value="41.0109595988118" calcext:value-type="float">
            <text:p>41.0109595988</text:p>
          </table:table-cell>
        </table:table-row>
        <table:table-row table:style-name="ro1">
          <table:table-cell office:value-type="float" office:value="45.000009896" calcext:value-type="float">
            <text:p>45.000009896</text:p>
          </table:table-cell>
          <table:table-cell office:value-type="float" office:value="38.52558666379" calcext:value-type="float">
            <text:p>38.525586663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9676914147286" calcext:value-type="float">
            <text:p>9.9676914147</text:p>
          </table:table-cell>
          <table:table-cell office:value-type="float" office:value="9.2062211923347" calcext:value-type="float">
            <text:p>9.2062211923</text:p>
          </table:table-cell>
          <table:table-cell office:value-type="float" office:value="10.304564" calcext:value-type="float">
            <text:p>10.304564</text:p>
          </table:table-cell>
          <table:table-cell office:value-type="float" office:value="9.047111" calcext:value-type="float">
            <text:p>9.047111</text:p>
          </table:table-cell>
          <table:table-cell table:formula="of:=SUM([.E16:.H16])" office:value-type="float" office:value="38.5255876070633" calcext:value-type="float">
            <text:p>38.5255876071</text:p>
          </table:table-cell>
        </table:table-row>
        <table:table-row table:style-name="ro1">
          <table:table-cell office:value-type="float" office:value="48.000009896" calcext:value-type="float">
            <text:p>48.000009896</text:p>
          </table:table-cell>
          <table:table-cell office:value-type="float" office:value="38.662361289099" calcext:value-type="float">
            <text:p>38.66236128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2491746974869" calcext:value-type="float">
            <text:p>9.2491746975</text:p>
          </table:table-cell>
          <table:table-cell office:value-type="float" office:value="11.169012107442" calcext:value-type="float">
            <text:p>11.1690121074</text:p>
          </table:table-cell>
          <table:table-cell office:value-type="float" office:value="7.53388" calcext:value-type="float">
            <text:p>7.53388</text:p>
          </table:table-cell>
          <table:table-cell office:value-type="float" office:value="10.710295" calcext:value-type="float">
            <text:p>10.710295</text:p>
          </table:table-cell>
          <table:table-cell table:formula="of:=SUM([.E17:.H17])" office:value-type="float" office:value="38.6623618049289" calcext:value-type="float">
            <text:p>38.6623618049</text:p>
          </table:table-cell>
        </table:table-row>
        <table:table-row table:style-name="ro1">
          <table:table-cell office:value-type="float" office:value="51.000009896" calcext:value-type="float">
            <text:p>51.000009896</text:p>
          </table:table-cell>
          <table:table-cell office:value-type="float" office:value="38.336961462378" calcext:value-type="float">
            <text:p>38.33696146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0263160642786" calcext:value-type="float">
            <text:p>9.0263160643</text:p>
          </table:table-cell>
          <table:table-cell office:value-type="float" office:value="9.8309575538604" calcext:value-type="float">
            <text:p>9.8309575539</text:p>
          </table:table-cell>
          <table:table-cell office:value-type="float" office:value="11.563895" calcext:value-type="float">
            <text:p>11.563895</text:p>
          </table:table-cell>
          <table:table-cell office:value-type="float" office:value="7.915793" calcext:value-type="float">
            <text:p>7.915793</text:p>
          </table:table-cell>
          <table:table-cell table:formula="of:=SUM([.E18:.H18])" office:value-type="float" office:value="38.336961618139" calcext:value-type="float">
            <text:p>38.3369616181</text:p>
          </table:table-cell>
        </table:table-row>
        <table:table-row table:style-name="ro1">
          <table:table-cell office:value-type="float" office:value="54.000009896" calcext:value-type="float">
            <text:p>54.000009896</text:p>
          </table:table-cell>
          <table:table-cell office:value-type="float" office:value="40.781926565386" calcext:value-type="float">
            <text:p>40.78192656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574349422468" calcext:value-type="float">
            <text:p>10.5743494225</text:p>
          </table:table-cell>
          <table:table-cell office:value-type="float" office:value="10.129915499566" calcext:value-type="float">
            <text:p>10.1299154996</text:p>
          </table:table-cell>
          <table:table-cell office:value-type="float" office:value="9.655083" calcext:value-type="float">
            <text:p>9.655083</text:p>
          </table:table-cell>
          <table:table-cell office:value-type="float" office:value="10.422578" calcext:value-type="float">
            <text:p>10.422578</text:p>
          </table:table-cell>
          <table:table-cell table:formula="of:=SUM([.E19:.H19])" office:value-type="float" office:value="40.781925922034" calcext:value-type="float">
            <text:p>40.781925922</text:p>
          </table:table-cell>
        </table:table-row>
        <table:table-row table:style-name="ro1">
          <table:table-cell office:value-type="float" office:value="57.000009896" calcext:value-type="float">
            <text:p>57.000009896</text:p>
          </table:table-cell>
          <table:table-cell office:value-type="float" office:value="41.225421576535" calcext:value-type="float">
            <text:p>41.22542157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357251110952" calcext:value-type="float">
            <text:p>11.357251111</text:p>
          </table:table-cell>
          <table:table-cell office:value-type="float" office:value="11.014554263062" calcext:value-type="float">
            <text:p>11.0145542631</text:p>
          </table:table-cell>
          <table:table-cell office:value-type="float" office:value="9.619427" calcext:value-type="float">
            <text:p>9.619427</text:p>
          </table:table-cell>
          <table:table-cell office:value-type="float" office:value="9.234189" calcext:value-type="float">
            <text:p>9.234189</text:p>
          </table:table-cell>
          <table:table-cell table:formula="of:=SUM([.E20:.H20])" office:value-type="float" office:value="41.225421374014" calcext:value-type="float">
            <text:p>41.225421374</text:p>
          </table:table-cell>
        </table:table-row>
        <table:table-row table:style-name="ro1">
          <table:table-cell office:value-type="float" office:value="60.000009896" calcext:value-type="float">
            <text:p>60.000009896</text:p>
          </table:table-cell>
          <table:table-cell office:value-type="float" office:value="39.204364298238" calcext:value-type="float">
            <text:p>39.20436429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.568144963748" calcext:value-type="float">
            <text:p>37.5681449637</text:p>
          </table:table-cell>
          <table:table-cell office:value-type="float" office:value="38.700847552746" calcext:value-type="float">
            <text:p>38.7008475527</text:p>
          </table:table-cell>
          <table:table-cell office:value-type="float" office:value="9.658463" calcext:value-type="float">
            <text:p>9.658463</text:p>
          </table:table-cell>
          <table:table-cell office:value-type="float" office:value="8.898236" calcext:value-type="float">
            <text:p>8.898236</text:p>
          </table:table-cell>
          <table:table-cell table:formula="of:=SUM([.E21:.H21])" office:value-type="float" office:value="94.825691516494" calcext:value-type="float">
            <text:p>94.8256915165</text:p>
          </table:table-cell>
        </table:table-row>
        <table:table-row table:style-name="ro1">
          <table:table-cell office:value-type="float" office:value="63.000009896" calcext:value-type="float">
            <text:p>63.000009896</text:p>
          </table:table-cell>
          <table:table-cell office:value-type="float" office:value="43.734107747651" calcext:value-type="float">
            <text:p>43.734107747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.547223555114" calcext:value-type="float">
            <text:p>36.5472235551</text:p>
          </table:table-cell>
          <table:table-cell office:value-type="float" office:value="41.377976970013" calcext:value-type="float">
            <text:p>41.37797697</text:p>
          </table:table-cell>
          <table:table-cell office:value-type="float" office:value="10.852236" calcext:value-type="float">
            <text:p>10.852236</text:p>
          </table:table-cell>
          <table:table-cell office:value-type="float" office:value="12.234206" calcext:value-type="float">
            <text:p>12.234206</text:p>
          </table:table-cell>
          <table:table-cell table:formula="of:=SUM([.E22:.H22])" office:value-type="float" office:value="101.011642525127" calcext:value-type="float">
            <text:p>101.0116425251</text:p>
          </table:table-cell>
        </table:table-row>
        <table:table-row table:style-name="ro1">
          <table:table-cell office:value-type="float" office:value="66.000009896" calcext:value-type="float">
            <text:p>66.000009896</text:p>
          </table:table-cell>
          <table:table-cell office:value-type="float" office:value="41.263367808442" calcext:value-type="float">
            <text:p>41.26336780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.837133557356" calcext:value-type="float">
            <text:p>38.8371335574</text:p>
          </table:table-cell>
          <table:table-cell office:value-type="float" office:value="41.059531923606" calcext:value-type="float">
            <text:p>41.0595319236</text:p>
          </table:table-cell>
          <table:table-cell office:value-type="float" office:value="10.882454" calcext:value-type="float">
            <text:p>10.882454</text:p>
          </table:table-cell>
          <table:table-cell office:value-type="float" office:value="9.733248" calcext:value-type="float">
            <text:p>9.733248</text:p>
          </table:table-cell>
          <table:table-cell table:formula="of:=SUM([.E23:.H23])" office:value-type="float" office:value="100.512367480962" calcext:value-type="float">
            <text:p>100.512367481</text:p>
          </table:table-cell>
        </table:table-row>
        <table:table-row table:style-name="ro1">
          <table:table-cell office:value-type="float" office:value="69.000009896" calcext:value-type="float">
            <text:p>69.000009896</text:p>
          </table:table-cell>
          <table:table-cell office:value-type="float" office:value="38.899505458417" calcext:value-type="float">
            <text:p>38.89950545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424853957363" calcext:value-type="float">
            <text:p>42.4248539574</text:p>
          </table:table-cell>
          <table:table-cell office:value-type="float" office:value="41.444940521604" calcext:value-type="float">
            <text:p>41.4449405216</text:p>
          </table:table-cell>
          <table:table-cell office:value-type="float" office:value="9.705054" calcext:value-type="float">
            <text:p>9.705054</text:p>
          </table:table-cell>
          <table:table-cell office:value-type="float" office:value="8.546786" calcext:value-type="float">
            <text:p>8.546786</text:p>
          </table:table-cell>
          <table:table-cell table:formula="of:=SUM([.E24:.H24])" office:value-type="float" office:value="102.121634478967" calcext:value-type="float">
            <text:p>102.121634479</text:p>
          </table:table-cell>
        </table:table-row>
        <table:table-row table:style-name="ro1">
          <table:table-cell office:value-type="float" office:value="72.000009896" calcext:value-type="float">
            <text:p>72.000009896</text:p>
          </table:table-cell>
          <table:table-cell office:value-type="float" office:value="40.826653024749" calcext:value-type="float">
            <text:p>40.826653024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032578286264" calcext:value-type="float">
            <text:p>40.0325782863</text:p>
          </table:table-cell>
          <table:table-cell office:value-type="float" office:value="39.023347079981" calcext:value-type="float">
            <text:p>39.02334708</text:p>
          </table:table-cell>
          <table:table-cell office:value-type="float" office:value="10.814727" calcext:value-type="float">
            <text:p>10.814727</text:p>
          </table:table-cell>
          <table:table-cell office:value-type="float" office:value="9.36426" calcext:value-type="float">
            <text:p>9.36426</text:p>
          </table:table-cell>
          <table:table-cell table:formula="of:=SUM([.E25:.H25])" office:value-type="float" office:value="99.234912366245" calcext:value-type="float">
            <text:p>99.2349123662</text:p>
          </table:table-cell>
        </table:table-row>
        <table:table-row table:style-name="ro1">
          <table:table-cell office:value-type="float" office:value="75.000009896" calcext:value-type="float">
            <text:p>75.000009896</text:p>
          </table:table-cell>
          <table:table-cell office:value-type="float" office:value="40.220221639016" calcext:value-type="float">
            <text:p>40.22022163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.897950897893" calcext:value-type="float">
            <text:p>37.8979508979</text:p>
          </table:table-cell>
          <table:table-cell office:value-type="float" office:value="39.595922541673" calcext:value-type="float">
            <text:p>39.5959225417</text:p>
          </table:table-cell>
          <table:table-cell office:value-type="float" office:value="9.479093" calcext:value-type="float">
            <text:p>9.479093</text:p>
          </table:table-cell>
          <table:table-cell office:value-type="float" office:value="10.093463" calcext:value-type="float">
            <text:p>10.093463</text:p>
          </table:table-cell>
          <table:table-cell table:formula="of:=SUM([.E26:.H26])" office:value-type="float" office:value="97.066429439566" calcext:value-type="float">
            <text:p>97.0664294396</text:p>
          </table:table-cell>
        </table:table-row>
        <table:table-row table:style-name="ro1">
          <table:table-cell office:value-type="float" office:value="78.000009896" calcext:value-type="float">
            <text:p>78.000009896</text:p>
          </table:table-cell>
          <table:table-cell office:value-type="float" office:value="41.455287698775" calcext:value-type="float">
            <text:p>41.455287698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.340189236782" calcext:value-type="float">
            <text:p>43.3401892368</text:p>
          </table:table-cell>
          <table:table-cell office:value-type="float" office:value="42.19859263366" calcext:value-type="float">
            <text:p>42.1985926337</text:p>
          </table:table-cell>
          <table:table-cell office:value-type="float" office:value="8.866874" calcext:value-type="float">
            <text:p>8.866874</text:p>
          </table:table-cell>
          <table:table-cell office:value-type="float" office:value="11.940748" calcext:value-type="float">
            <text:p>11.940748</text:p>
          </table:table-cell>
          <table:table-cell table:formula="of:=SUM([.E27:.H27])" office:value-type="float" office:value="106.346403870442" calcext:value-type="float">
            <text:p>106.3464038704</text:p>
          </table:table-cell>
        </table:table-row>
        <table:table-row table:style-name="ro1">
          <table:table-cell office:value-type="float" office:value="81.000009896" calcext:value-type="float">
            <text:p>81.000009896</text:p>
          </table:table-cell>
          <table:table-cell office:value-type="float" office:value="39.810655776426" calcext:value-type="float">
            <text:p>39.81065577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.24192160833" calcext:value-type="float">
            <text:p>37.2419216083</text:p>
          </table:table-cell>
          <table:table-cell office:value-type="float" office:value="37.786583059153" calcext:value-type="float">
            <text:p>37.7865830592</text:p>
          </table:table-cell>
          <table:table-cell office:value-type="float" office:value="11.435495" calcext:value-type="float">
            <text:p>11.435495</text:p>
          </table:table-cell>
          <table:table-cell office:value-type="float" office:value="7.727495" calcext:value-type="float">
            <text:p>7.727495</text:p>
          </table:table-cell>
          <table:table-cell table:formula="of:=SUM([.E28:.H28])" office:value-type="float" office:value="94.191494667483" calcext:value-type="float">
            <text:p>94.1914946675</text:p>
          </table:table-cell>
        </table:table-row>
        <table:table-row table:style-name="ro1">
          <table:table-cell office:value-type="float" office:value="84.000009896" calcext:value-type="float">
            <text:p>84.000009896</text:p>
          </table:table-cell>
          <table:table-cell office:value-type="float" office:value="41.187366057775" calcext:value-type="float">
            <text:p>41.18736605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717148015129" calcext:value-type="float">
            <text:p>42.7171480151</text:p>
          </table:table-cell>
          <table:table-cell office:value-type="float" office:value="40.345694307218" calcext:value-type="float">
            <text:p>40.3456943072</text:p>
          </table:table-cell>
          <table:table-cell office:value-type="float" office:value="10.784972" calcext:value-type="float">
            <text:p>10.784972</text:p>
          </table:table-cell>
          <table:table-cell office:value-type="float" office:value="9.754728" calcext:value-type="float">
            <text:p>9.754728</text:p>
          </table:table-cell>
          <table:table-cell table:formula="of:=SUM([.E29:.H29])" office:value-type="float" office:value="103.602542322347" calcext:value-type="float">
            <text:p>103.6025423223</text:p>
          </table:table-cell>
        </table:table-row>
        <table:table-row table:style-name="ro1">
          <table:table-cell office:value-type="float" office:value="87.000009896" calcext:value-type="float">
            <text:p>87.000009896</text:p>
          </table:table-cell>
          <table:table-cell office:value-type="float" office:value="40.747563047256" calcext:value-type="float">
            <text:p>40.74756304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.945542371314" calcext:value-type="float">
            <text:p>44.9455423713</text:p>
          </table:table-cell>
          <table:table-cell office:value-type="float" office:value="41.030364095265" calcext:value-type="float">
            <text:p>41.0303640953</text:p>
          </table:table-cell>
          <table:table-cell office:value-type="float" office:value="9.289821" calcext:value-type="float">
            <text:p>9.289821</text:p>
          </table:table-cell>
          <table:table-cell office:value-type="float" office:value="10.810076" calcext:value-type="float">
            <text:p>10.810076</text:p>
          </table:table-cell>
          <table:table-cell table:formula="of:=SUM([.E30:.H30])" office:value-type="float" office:value="106.075803466579" calcext:value-type="float">
            <text:p>106.0758034666</text:p>
          </table:table-cell>
        </table:table-row>
        <table:table-row table:style-name="ro1">
          <table:table-cell office:value-type="float" office:value="90.000009896" calcext:value-type="float">
            <text:p>90.000009896</text:p>
          </table:table-cell>
          <table:table-cell office:value-type="float" office:value="37.471792911863" calcext:value-type="float">
            <text:p>37.47179291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.736610362595" calcext:value-type="float">
            <text:p>44.7366103626</text:p>
          </table:table-cell>
          <table:table-cell office:value-type="float" office:value="38.659381723121" calcext:value-type="float">
            <text:p>38.6593817231</text:p>
          </table:table-cell>
          <table:table-cell office:value-type="float" office:value="5.738132" calcext:value-type="float">
            <text:p>5.738132</text:p>
          </table:table-cell>
          <table:table-cell office:value-type="float" office:value="11.085995" calcext:value-type="float">
            <text:p>11.085995</text:p>
          </table:table-cell>
          <table:table-cell table:formula="of:=SUM([.E31:.H31])" office:value-type="float" office:value="100.220119085716" calcext:value-type="float">
            <text:p>100.2201190857</text:p>
          </table:table-cell>
        </table:table-row>
        <table:table-row table:style-name="ro1">
          <table:table-cell office:value-type="float" office:value="93.000009896" calcext:value-type="float">
            <text:p>93.000009896</text:p>
          </table:table-cell>
          <table:table-cell office:value-type="float" office:value="40.236088502044" calcext:value-type="float">
            <text:p>40.2360885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.40660563742" calcext:value-type="float">
            <text:p>39.4066056374</text:p>
          </table:table-cell>
          <table:table-cell office:value-type="float" office:value="45.295902254851" calcext:value-type="float">
            <text:p>45.2959022549</text:p>
          </table:table-cell>
          <table:table-cell office:value-type="float" office:value="9.724166" calcext:value-type="float">
            <text:p>9.724166</text:p>
          </table:table-cell>
          <table:table-cell office:value-type="float" office:value="9.864257" calcext:value-type="float">
            <text:p>9.864257</text:p>
          </table:table-cell>
          <table:table-cell table:formula="of:=SUM([.E32:.H32])" office:value-type="float" office:value="104.290930892271" calcext:value-type="float">
            <text:p>104.2909308923</text:p>
          </table:table-cell>
        </table:table-row>
        <table:table-row table:style-name="ro1">
          <table:table-cell office:value-type="float" office:value="96.000009896" calcext:value-type="float">
            <text:p>96.000009896</text:p>
          </table:table-cell>
          <table:table-cell office:value-type="float" office:value="39.6865157504" calcext:value-type="float">
            <text:p>39.68651575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6.328432745302" calcext:value-type="float">
            <text:p>46.3284327453</text:p>
          </table:table-cell>
          <table:table-cell office:value-type="float" office:value="40.845808060722" calcext:value-type="float">
            <text:p>40.8458080607</text:p>
          </table:table-cell>
          <table:table-cell office:value-type="float" office:value="9.668544" calcext:value-type="float">
            <text:p>9.668544</text:p>
          </table:table-cell>
          <table:table-cell office:value-type="float" office:value="9.370306" calcext:value-type="float">
            <text:p>9.370306</text:p>
          </table:table-cell>
          <table:table-cell table:formula="of:=SUM([.E33:.H33])" office:value-type="float" office:value="106.213090806024" calcext:value-type="float">
            <text:p>106.213090806</text:p>
          </table:table-cell>
        </table:table-row>
        <table:table-row table:style-name="ro1">
          <table:table-cell office:value-type="float" office:value="99.000009896" calcext:value-type="float">
            <text:p>99.000009896</text:p>
          </table:table-cell>
          <table:table-cell office:value-type="float" office:value="38.778816757423" calcext:value-type="float">
            <text:p>38.77881675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.065199302925" calcext:value-type="float">
            <text:p>45.0651993029</text:p>
          </table:table-cell>
          <table:table-cell office:value-type="float" office:value="43.847771865858" calcext:value-type="float">
            <text:p>43.8477718659</text:p>
          </table:table-cell>
          <table:table-cell office:value-type="float" office:value="8.264042" calcext:value-type="float">
            <text:p>8.264042</text:p>
          </table:table-cell>
          <table:table-cell office:value-type="float" office:value="9.867109" calcext:value-type="float">
            <text:p>9.867109</text:p>
          </table:table-cell>
          <table:table-cell table:formula="of:=SUM([.E34:.H34])" office:value-type="float" office:value="107.044122168783" calcext:value-type="float">
            <text:p>107.0441221688</text:p>
          </table:table-cell>
        </table:table-row>
        <table:table-row table:style-name="ro1">
          <table:table-cell office:value-type="float" office:value="102.000009896" calcext:value-type="float">
            <text:p>102.000009896</text:p>
          </table:table-cell>
          <table:table-cell office:value-type="float" office:value="38.738576215573" calcext:value-type="float">
            <text:p>38.73857621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232080821352" calcext:value-type="float">
            <text:p>40.2320808214</text:p>
          </table:table-cell>
          <table:table-cell office:value-type="float" office:value="39.66850212655" calcext:value-type="float">
            <text:p>39.6685021266</text:p>
          </table:table-cell>
          <table:table-cell office:value-type="float" office:value="9.590698" calcext:value-type="float">
            <text:p>9.590698</text:p>
          </table:table-cell>
          <table:table-cell office:value-type="float" office:value="8.500212" calcext:value-type="float">
            <text:p>8.500212</text:p>
          </table:table-cell>
          <table:table-cell table:formula="of:=SUM([.E35:.H35])" office:value-type="float" office:value="97.991492947902" calcext:value-type="float">
            <text:p>97.9914929479</text:p>
          </table:table-cell>
        </table:table-row>
        <table:table-row table:style-name="ro1">
          <table:table-cell office:value-type="float" office:value="105.000009896" calcext:value-type="float">
            <text:p>105.000009896</text:p>
          </table:table-cell>
          <table:table-cell office:value-type="float" office:value="36.31677841662" calcext:value-type="float">
            <text:p>36.31677841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314718139574" calcext:value-type="float">
            <text:p>40.3147181396</text:p>
          </table:table-cell>
          <table:table-cell office:value-type="float" office:value="44.6880115556" calcext:value-type="float">
            <text:p>44.6880115556</text:p>
          </table:table-cell>
          <table:table-cell office:value-type="float" office:value="9.027306" calcext:value-type="float">
            <text:p>9.027306</text:p>
          </table:table-cell>
          <table:table-cell office:value-type="float" office:value="6.641807" calcext:value-type="float">
            <text:p>6.641807</text:p>
          </table:table-cell>
          <table:table-cell table:formula="of:=SUM([.E36:.H36])" office:value-type="float" office:value="100.671842695174" calcext:value-type="float">
            <text:p>100.6718426952</text:p>
          </table:table-cell>
        </table:table-row>
        <table:table-row table:style-name="ro1">
          <table:table-cell office:value-type="float" office:value="108.000009896" calcext:value-type="float">
            <text:p>108.000009896</text:p>
          </table:table-cell>
          <table:table-cell office:value-type="float" office:value="41.347247976057" calcext:value-type="float">
            <text:p>41.34724797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.806061450741" calcext:value-type="float">
            <text:p>43.8060614507</text:p>
          </table:table-cell>
          <table:table-cell office:value-type="float" office:value="39.245994090519" calcext:value-type="float">
            <text:p>39.2459940905</text:p>
          </table:table-cell>
          <table:table-cell office:value-type="float" office:value="9.347794" calcext:value-type="float">
            <text:p>9.347794</text:p>
          </table:table-cell>
          <table:table-cell office:value-type="float" office:value="11.351788" calcext:value-type="float">
            <text:p>11.351788</text:p>
          </table:table-cell>
          <table:table-cell table:formula="of:=SUM([.E37:.H37])" office:value-type="float" office:value="103.75163754126" calcext:value-type="float">
            <text:p>103.7516375413</text:p>
          </table:table-cell>
        </table:table-row>
        <table:table-row table:style-name="ro1">
          <table:table-cell office:value-type="float" office:value="111.000009896" calcext:value-type="float">
            <text:p>111.000009896</text:p>
          </table:table-cell>
          <table:table-cell office:value-type="float" office:value="39.910972653312" calcext:value-type="float">
            <text:p>39.910972653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.816178909455" calcext:value-type="float">
            <text:p>44.8161789095</text:p>
          </table:table-cell>
          <table:table-cell office:value-type="float" office:value="41.51679259424" calcext:value-type="float">
            <text:p>41.5167925942</text:p>
          </table:table-cell>
          <table:table-cell office:value-type="float" office:value="9.365419" calcext:value-type="float">
            <text:p>9.365419</text:p>
          </table:table-cell>
          <table:table-cell office:value-type="float" office:value="9.897888" calcext:value-type="float">
            <text:p>9.897888</text:p>
          </table:table-cell>
          <table:table-cell table:formula="of:=SUM([.E38:.H38])" office:value-type="float" office:value="105.596278503695" calcext:value-type="float">
            <text:p>105.5962785037</text:p>
          </table:table-cell>
        </table:table-row>
        <table:table-row table:style-name="ro1">
          <table:table-cell office:value-type="float" office:value="114.000009896" calcext:value-type="float">
            <text:p>114.000009896</text:p>
          </table:table-cell>
          <table:table-cell office:value-type="float" office:value="43.430634085409" calcext:value-type="float">
            <text:p>43.43063408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.868346311664" calcext:value-type="float">
            <text:p>38.8683463117</text:p>
          </table:table-cell>
          <table:table-cell office:value-type="float" office:value="41.320787977337" calcext:value-type="float">
            <text:p>41.3207879773</text:p>
          </table:table-cell>
          <table:table-cell office:value-type="float" office:value="12.702558" calcext:value-type="float">
            <text:p>12.702558</text:p>
          </table:table-cell>
          <table:table-cell office:value-type="float" office:value="10.08041" calcext:value-type="float">
            <text:p>10.08041</text:p>
          </table:table-cell>
          <table:table-cell table:formula="of:=SUM([.E39:.H39])" office:value-type="float" office:value="102.972102289001" calcext:value-type="float">
            <text:p>102.972102289</text:p>
          </table:table-cell>
        </table:table-row>
        <table:table-row table:style-name="ro1">
          <table:table-cell office:value-type="float" office:value="117.000009896" calcext:value-type="float">
            <text:p>117.000009896</text:p>
          </table:table-cell>
          <table:table-cell office:value-type="float" office:value="40.207878508756" calcext:value-type="float">
            <text:p>40.207878508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419645025522" calcext:value-type="float">
            <text:p>41.4196450255</text:p>
          </table:table-cell>
          <table:table-cell office:value-type="float" office:value="42.211397488757" calcext:value-type="float">
            <text:p>42.2113974888</text:p>
          </table:table-cell>
          <table:table-cell office:value-type="float" office:value="10.636763" calcext:value-type="float">
            <text:p>10.636763</text:p>
          </table:table-cell>
          <table:table-cell office:value-type="float" office:value="8.923449" calcext:value-type="float">
            <text:p>8.923449</text:p>
          </table:table-cell>
          <table:table-cell table:formula="of:=SUM([.E40:.H40])" office:value-type="float" office:value="103.191254514279" calcext:value-type="float">
            <text:p>103.1912545143</text:p>
          </table:table-cell>
        </table:table-row>
        <table:table-row table:style-name="ro1">
          <table:table-cell office:value-type="float" office:value="120.000009896" calcext:value-type="float">
            <text:p>120.000009896</text:p>
          </table:table-cell>
          <table:table-cell office:value-type="float" office:value="40.914882803943" calcext:value-type="float">
            <text:p>40.914882803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.027040341171" calcext:value-type="float">
            <text:p>43.0270403412</text:p>
          </table:table-cell>
          <table:table-cell office:value-type="float" office:value="38.008022057403" calcext:value-type="float">
            <text:p>38.0080220574</text:p>
          </table:table-cell>
          <table:table-cell office:value-type="float" office:value="10.166443" calcext:value-type="float">
            <text:p>10.166443</text:p>
          </table:table-cell>
          <table:table-cell office:value-type="float" office:value="10.100774" calcext:value-type="float">
            <text:p>10.100774</text:p>
          </table:table-cell>
          <table:table-cell table:formula="of:=SUM([.E41:.H41])" office:value-type="float" office:value="101.302279398574" calcext:value-type="float">
            <text:p>101.3022793986</text:p>
          </table:table-cell>
        </table:table-row>
        <table:table-row table:style-name="ro1">
          <table:table-cell office:value-type="float" office:value="123.000028016" calcext:value-type="float">
            <text:p>123.000028016</text:p>
          </table:table-cell>
          <table:table-cell office:value-type="float" office:value="42.218374644298" calcext:value-type="float">
            <text:p>42.21837464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63067141014" calcext:value-type="float">
            <text:p>40.6306714101</text:p>
          </table:table-cell>
          <table:table-cell office:value-type="float" office:value="37.69962544344" calcext:value-type="float">
            <text:p>37.6996254434</text:p>
          </table:table-cell>
          <table:table-cell office:value-type="float" office:value="11.065682" calcext:value-type="float">
            <text:p>11.065682</text:p>
          </table:table-cell>
          <table:table-cell office:value-type="float" office:value="10.505027" calcext:value-type="float">
            <text:p>10.505027</text:p>
          </table:table-cell>
          <table:table-cell table:formula="of:=SUM([.E42:.H42])" office:value-type="float" office:value="99.90100585358" calcext:value-type="float">
            <text:p>99.9010058536</text:p>
          </table:table-cell>
        </table:table-row>
        <table:table-row table:style-name="ro1">
          <table:table-cell office:value-type="float" office:value="126.000009896" calcext:value-type="float">
            <text:p>126.000009896</text:p>
          </table:table-cell>
          <table:table-cell office:value-type="float" office:value="40.134621080396" calcext:value-type="float">
            <text:p>40.13462108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.926213145649" calcext:value-type="float">
            <text:p>38.9262131456</text:p>
          </table:table-cell>
          <table:table-cell office:value-type="float" office:value="40.289459256858" calcext:value-type="float">
            <text:p>40.2894592569</text:p>
          </table:table-cell>
          <table:table-cell office:value-type="float" office:value="9.129366" calcext:value-type="float">
            <text:p>9.129366</text:p>
          </table:table-cell>
          <table:table-cell office:value-type="float" office:value="10.35759" calcext:value-type="float">
            <text:p>10.35759</text:p>
          </table:table-cell>
          <table:table-cell table:formula="of:=SUM([.E43:.H43])" office:value-type="float" office:value="98.702628402507" calcext:value-type="float">
            <text:p>98.7026284025</text:p>
          </table:table-cell>
        </table:table-row>
        <table:table-row table:style-name="ro1">
          <table:table-cell office:value-type="float" office:value="129.000009896" calcext:value-type="float">
            <text:p>129.000009896</text:p>
          </table:table-cell>
          <table:table-cell office:value-type="float" office:value="40.988999017608" calcext:value-type="float">
            <text:p>40.98899901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149077503191" calcext:value-type="float">
            <text:p>40.1490775032</text:p>
          </table:table-cell>
          <table:table-cell office:value-type="float" office:value="41.458447988641" calcext:value-type="float">
            <text:p>41.4584479886</text:p>
          </table:table-cell>
          <table:table-cell office:value-type="float" office:value="10.059473" calcext:value-type="float">
            <text:p>10.059473</text:p>
          </table:table-cell>
          <table:table-cell office:value-type="float" office:value="10.28186" calcext:value-type="float">
            <text:p>10.28186</text:p>
          </table:table-cell>
          <table:table-cell table:formula="of:=SUM([.E44:.H44])" office:value-type="float" office:value="101.948858491832" calcext:value-type="float">
            <text:p>101.9488584918</text:p>
          </table:table-cell>
        </table:table-row>
        <table:table-row table:style-name="ro1">
          <table:table-cell office:value-type="float" office:value="132.000009896" calcext:value-type="float">
            <text:p>132.000009896</text:p>
          </table:table-cell>
          <table:table-cell office:value-type="float" office:value="41.150981994196" calcext:value-type="float">
            <text:p>41.15098199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.168017125065" calcext:value-type="float">
            <text:p>39.1680171251</text:p>
          </table:table-cell>
          <table:table-cell office:value-type="float" office:value="41.980220917008" calcext:value-type="float">
            <text:p>41.980220917</text:p>
          </table:table-cell>
          <table:table-cell office:value-type="float" office:value="8.484051" calcext:value-type="float">
            <text:p>8.484051</text:p>
          </table:table-cell>
          <table:table-cell office:value-type="float" office:value="12.019265" calcext:value-type="float">
            <text:p>12.019265</text:p>
          </table:table-cell>
          <table:table-cell table:formula="of:=SUM([.E45:.H45])" office:value-type="float" office:value="101.651554042073" calcext:value-type="float">
            <text:p>101.6515540421</text:p>
          </table:table-cell>
        </table:table-row>
        <table:table-row table:style-name="ro1">
          <table:table-cell office:value-type="float" office:value="135.000009896" calcext:value-type="float">
            <text:p>135.000009896</text:p>
          </table:table-cell>
          <table:table-cell office:value-type="float" office:value="37.717964138641" calcext:value-type="float">
            <text:p>37.717964138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860041856047" calcext:value-type="float">
            <text:p>42.860041856</text:p>
          </table:table-cell>
          <table:table-cell office:value-type="float" office:value="41.571909610507" calcext:value-type="float">
            <text:p>41.5719096105</text:p>
          </table:table-cell>
          <table:table-cell office:value-type="float" office:value="7.700257" calcext:value-type="float">
            <text:p>7.700257</text:p>
          </table:table-cell>
          <table:table-cell office:value-type="float" office:value="9.370042" calcext:value-type="float">
            <text:p>9.370042</text:p>
          </table:table-cell>
          <table:table-cell table:formula="of:=SUM([.E46:.H46])" office:value-type="float" office:value="101.502250466554" calcext:value-type="float">
            <text:p>101.5022504666</text:p>
          </table:table-cell>
        </table:table-row>
        <table:table-row table:style-name="ro1">
          <table:table-cell office:value-type="float" office:value="138.000009896" calcext:value-type="float">
            <text:p>138.000009896</text:p>
          </table:table-cell>
          <table:table-cell office:value-type="float" office:value="42.779509434339" calcext:value-type="float">
            <text:p>42.77950943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.6755285336" calcext:value-type="float">
            <text:p>38.6755285336</text:p>
          </table:table-cell>
          <table:table-cell office:value-type="float" office:value="44.753519112709" calcext:value-type="float">
            <text:p>44.7535191127</text:p>
          </table:table-cell>
          <table:table-cell office:value-type="float" office:value="11.650829" calcext:value-type="float">
            <text:p>11.650829</text:p>
          </table:table-cell>
          <table:table-cell office:value-type="float" office:value="10.481014" calcext:value-type="float">
            <text:p>10.481014</text:p>
          </table:table-cell>
          <table:table-cell table:formula="of:=SUM([.E47:.H47])" office:value-type="float" office:value="105.560890646309" calcext:value-type="float">
            <text:p>105.5608906463</text:p>
          </table:table-cell>
        </table:table-row>
        <table:table-row table:style-name="ro1">
          <table:table-cell office:value-type="float" office:value="141.000009896" calcext:value-type="float">
            <text:p>141.000009896</text:p>
          </table:table-cell>
          <table:table-cell office:value-type="float" office:value="40.499226086902" calcext:value-type="float">
            <text:p>40.499226086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.735611621508" calcext:value-type="float">
            <text:p>39.7356116215</text:p>
          </table:table-cell>
          <table:table-cell office:value-type="float" office:value="42.52355741547" calcext:value-type="float">
            <text:p>42.5235574155</text:p>
          </table:table-cell>
          <table:table-cell office:value-type="float" office:value="10.048546" calcext:value-type="float">
            <text:p>10.048546</text:p>
          </table:table-cell>
          <table:table-cell office:value-type="float" office:value="9.803014" calcext:value-type="float">
            <text:p>9.803014</text:p>
          </table:table-cell>
          <table:table-cell table:formula="of:=SUM([.E48:.H48])" office:value-type="float" office:value="102.110729036978" calcext:value-type="float">
            <text:p>102.110729037</text:p>
          </table:table-cell>
        </table:table-row>
        <table:table-row table:style-name="ro1">
          <table:table-cell office:value-type="float" office:value="144.000009896" calcext:value-type="float">
            <text:p>144.000009896</text:p>
          </table:table-cell>
          <table:table-cell office:value-type="float" office:value="37.513366160702" calcext:value-type="float">
            <text:p>37.513366160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230080067511" calcext:value-type="float">
            <text:p>41.2300800675</text:p>
          </table:table-cell>
          <table:table-cell office:value-type="float" office:value="41.452838702881" calcext:value-type="float">
            <text:p>41.4528387029</text:p>
          </table:table-cell>
          <table:table-cell office:value-type="float" office:value="8.942583" calcext:value-type="float">
            <text:p>8.942583</text:p>
          </table:table-cell>
          <table:table-cell office:value-type="float" office:value="7.923117" calcext:value-type="float">
            <text:p>7.923117</text:p>
          </table:table-cell>
          <table:table-cell table:formula="of:=SUM([.E49:.H49])" office:value-type="float" office:value="99.548618770392" calcext:value-type="float">
            <text:p>99.5486187704</text:p>
          </table:table-cell>
        </table:table-row>
        <table:table-row table:style-name="ro1">
          <table:table-cell office:value-type="float" office:value="147.000009896" calcext:value-type="float">
            <text:p>147.000009896</text:p>
          </table:table-cell>
          <table:table-cell office:value-type="float" office:value="43.235716044786" calcext:value-type="float">
            <text:p>43.23571604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713465497381" calcext:value-type="float">
            <text:p>41.7134654974</text:p>
          </table:table-cell>
          <table:table-cell office:value-type="float" office:value="39.106668959936" calcext:value-type="float">
            <text:p>39.1066689599</text:p>
          </table:table-cell>
          <table:table-cell office:value-type="float" office:value="10.842237" calcext:value-type="float">
            <text:p>10.842237</text:p>
          </table:table-cell>
          <table:table-cell office:value-type="float" office:value="11.745813" calcext:value-type="float">
            <text:p>11.745813</text:p>
          </table:table-cell>
          <table:table-cell table:formula="of:=SUM([.E50:.H50])" office:value-type="float" office:value="103.408184457317" calcext:value-type="float">
            <text:p>103.4081844573</text:p>
          </table:table-cell>
        </table:table-row>
        <table:table-row table:style-name="ro1">
          <table:table-cell office:value-type="float" office:value="150.000009896" calcext:value-type="float">
            <text:p>150.000009896</text:p>
          </table:table-cell>
          <table:table-cell office:value-type="float" office:value="42.869644651446" calcext:value-type="float">
            <text:p>42.86964465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603909480392" calcext:value-type="float">
            <text:p>40.6039094804</text:p>
          </table:table-cell>
          <table:table-cell office:value-type="float" office:value="43.033469769513" calcext:value-type="float">
            <text:p>43.0334697695</text:p>
          </table:table-cell>
          <table:table-cell office:value-type="float" office:value="9.844437" calcext:value-type="float">
            <text:p>9.844437</text:p>
          </table:table-cell>
          <table:table-cell office:value-type="float" office:value="12.377541" calcext:value-type="float">
            <text:p>12.377541</text:p>
          </table:table-cell>
          <table:table-cell table:formula="of:=SUM([.E51:.H51])" office:value-type="float" office:value="105.859357249905" calcext:value-type="float">
            <text:p>105.8593572499</text:p>
          </table:table-cell>
        </table:table-row>
        <table:table-row table:style-name="ro1">
          <table:table-cell office:value-type="float" office:value="153.000009896" calcext:value-type="float">
            <text:p>153.000009896</text:p>
          </table:table-cell>
          <table:table-cell office:value-type="float" office:value="42.086259585715" calcext:value-type="float">
            <text:p>42.086259585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.627986042192" calcext:value-type="float">
            <text:p>37.6279860422</text:p>
          </table:table-cell>
          <table:table-cell office:value-type="float" office:value="40.58104113672" calcext:value-type="float">
            <text:p>40.5810411367</text:p>
          </table:table-cell>
          <table:table-cell office:value-type="float" office:value="9.561713" calcext:value-type="float">
            <text:p>9.561713</text:p>
          </table:table-cell>
          <table:table-cell office:value-type="float" office:value="11.87688" calcext:value-type="float">
            <text:p>11.87688</text:p>
          </table:table-cell>
          <table:table-cell table:formula="of:=SUM([.E52:.H52])" office:value-type="float" office:value="99.647620178912" calcext:value-type="float">
            <text:p>99.6476201789</text:p>
          </table:table-cell>
        </table:table-row>
        <table:table-row table:style-name="ro1">
          <table:table-cell office:value-type="float" office:value="156.000009896" calcext:value-type="float">
            <text:p>156.000009896</text:p>
          </table:table-cell>
          <table:table-cell office:value-type="float" office:value="41.491130283967" calcext:value-type="float">
            <text:p>41.4911302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.648173578281" calcext:value-type="float">
            <text:p>39.6481735783</text:p>
          </table:table-cell>
          <table:table-cell office:value-type="float" office:value="42.044157534795" calcext:value-type="float">
            <text:p>42.0441575348</text:p>
          </table:table-cell>
          <table:table-cell office:value-type="float" office:value="10.873896" calcext:value-type="float">
            <text:p>10.873896</text:p>
          </table:table-cell>
          <table:table-cell office:value-type="float" office:value="9.969569" calcext:value-type="float">
            <text:p>9.969569</text:p>
          </table:table-cell>
          <table:table-cell table:formula="of:=SUM([.E53:.H53])" office:value-type="float" office:value="102.535796113076" calcext:value-type="float">
            <text:p>102.5357961131</text:p>
          </table:table-cell>
        </table:table-row>
        <table:table-row table:style-name="ro1">
          <table:table-cell office:value-type="float" office:value="159.000009896" calcext:value-type="float">
            <text:p>159.000009896</text:p>
          </table:table-cell>
          <table:table-cell office:value-type="float" office:value="43.007458146087" calcext:value-type="float">
            <text:p>43.00745814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.381993920783" calcext:value-type="float">
            <text:p>44.3819939208</text:p>
          </table:table-cell>
          <table:table-cell office:value-type="float" office:value="42.9497260643" calcext:value-type="float">
            <text:p>42.9497260643</text:p>
          </table:table-cell>
          <table:table-cell office:value-type="float" office:value="12.464637" calcext:value-type="float">
            <text:p>12.464637</text:p>
          </table:table-cell>
          <table:table-cell office:value-type="float" office:value="9.895155" calcext:value-type="float">
            <text:p>9.895155</text:p>
          </table:table-cell>
          <table:table-cell table:formula="of:=SUM([.E54:.H54])" office:value-type="float" office:value="109.691511985083" calcext:value-type="float">
            <text:p>109.6915119851</text:p>
          </table:table-cell>
        </table:table-row>
        <table:table-row table:style-name="ro1">
          <table:table-cell office:value-type="float" office:value="162.000009896" calcext:value-type="float">
            <text:p>162.000009896</text:p>
          </table:table-cell>
          <table:table-cell office:value-type="float" office:value="37.498958392694" calcext:value-type="float">
            <text:p>37.498958392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848800042693" calcext:value-type="float">
            <text:p>41.8488000427</text:p>
          </table:table-cell>
          <table:table-cell office:value-type="float" office:value="37.854217685339" calcext:value-type="float">
            <text:p>37.8542176853</text:p>
          </table:table-cell>
          <table:table-cell office:value-type="float" office:value="8.755448" calcext:value-type="float">
            <text:p>8.755448</text:p>
          </table:table-cell>
          <table:table-cell office:value-type="float" office:value="8.095844" calcext:value-type="float">
            <text:p>8.095844</text:p>
          </table:table-cell>
          <table:table-cell table:formula="of:=SUM([.E55:.H55])" office:value-type="float" office:value="96.554309728032" calcext:value-type="float">
            <text:p>96.554309728</text:p>
          </table:table-cell>
        </table:table-row>
        <table:table-row table:style-name="ro1">
          <table:table-cell office:value-type="float" office:value="165.000009896" calcext:value-type="float">
            <text:p>165.000009896</text:p>
          </table:table-cell>
          <table:table-cell office:value-type="float" office:value="39.831423250522" calcext:value-type="float">
            <text:p>39.83142325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.377296880086" calcext:value-type="float">
            <text:p>45.3772968801</text:p>
          </table:table-cell>
          <table:table-cell office:value-type="float" office:value="44.228203899998" calcext:value-type="float">
            <text:p>44.2282039</text:p>
          </table:table-cell>
          <table:table-cell office:value-type="float" office:value="9.591421" calcext:value-type="float">
            <text:p>9.591421</text:p>
          </table:table-cell>
          <table:table-cell office:value-type="float" office:value="9.592336" calcext:value-type="float">
            <text:p>9.592336</text:p>
          </table:table-cell>
          <table:table-cell table:formula="of:=SUM([.E56:.H56])" office:value-type="float" office:value="108.789257780084" calcext:value-type="float">
            <text:p>108.7892577801</text:p>
          </table:table-cell>
        </table:table-row>
        <table:table-row table:style-name="ro1">
          <table:table-cell office:value-type="float" office:value="168.000009896" calcext:value-type="float">
            <text:p>168.000009896</text:p>
          </table:table-cell>
          <table:table-cell office:value-type="float" office:value="38.612023538377" calcext:value-type="float">
            <text:p>38.61202353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.01413667016" calcext:value-type="float">
            <text:p>39.0141366702</text:p>
          </table:table-cell>
          <table:table-cell office:value-type="float" office:value="41.402499319998" calcext:value-type="float">
            <text:p>41.40249932</text:p>
          </table:table-cell>
          <table:table-cell office:value-type="float" office:value="7.493164" calcext:value-type="float">
            <text:p>7.493164</text:p>
          </table:table-cell>
          <table:table-cell office:value-type="float" office:value="10.471193" calcext:value-type="float">
            <text:p>10.471193</text:p>
          </table:table-cell>
          <table:table-cell table:formula="of:=SUM([.E57:.H57])" office:value-type="float" office:value="98.380992990158" calcext:value-type="float">
            <text:p>98.3809929902</text:p>
          </table:table-cell>
        </table:table-row>
        <table:table-row table:style-name="ro1">
          <table:table-cell office:value-type="float" office:value="171.000009896" calcext:value-type="float">
            <text:p>171.000009896</text:p>
          </table:table-cell>
          <table:table-cell office:value-type="float" office:value="39.895610047338" calcext:value-type="float">
            <text:p>39.89561004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.679744607865" calcext:value-type="float">
            <text:p>37.6797446079</text:p>
          </table:table-cell>
          <table:table-cell office:value-type="float" office:value="42.51285458966" calcext:value-type="float">
            <text:p>42.5128545897</text:p>
          </table:table-cell>
          <table:table-cell office:value-type="float" office:value="9.217851" calcext:value-type="float">
            <text:p>9.217851</text:p>
          </table:table-cell>
          <table:table-cell office:value-type="float" office:value="10.030093" calcext:value-type="float">
            <text:p>10.030093</text:p>
          </table:table-cell>
          <table:table-cell table:formula="of:=SUM([.E58:.H58])" office:value-type="float" office:value="99.440543197525" calcext:value-type="float">
            <text:p>99.4405431975</text:p>
          </table:table-cell>
        </table:table-row>
        <table:table-row table:style-name="ro1">
          <table:table-cell office:value-type="float" office:value="174.000009896" calcext:value-type="float">
            <text:p>174.000009896</text:p>
          </table:table-cell>
          <table:table-cell office:value-type="float" office:value="37.984231080127" calcext:value-type="float">
            <text:p>37.98423108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902412697453" calcext:value-type="float">
            <text:p>41.9024126975</text:p>
          </table:table-cell>
          <table:table-cell office:value-type="float" office:value="43.120482435123" calcext:value-type="float">
            <text:p>43.1204824351</text:p>
          </table:table-cell>
          <table:table-cell office:value-type="float" office:value="9.586014" calcext:value-type="float">
            <text:p>9.586014</text:p>
          </table:table-cell>
          <table:table-cell office:value-type="float" office:value="7.750551" calcext:value-type="float">
            <text:p>7.750551</text:p>
          </table:table-cell>
          <table:table-cell table:formula="of:=SUM([.E59:.H59])" office:value-type="float" office:value="102.359460132576" calcext:value-type="float">
            <text:p>102.3594601326</text:p>
          </table:table-cell>
        </table:table-row>
        <table:table-row table:style-name="ro1">
          <table:table-cell office:value-type="float" office:value="177.000009896" calcext:value-type="float">
            <text:p>177.000009896</text:p>
          </table:table-cell>
          <table:table-cell office:value-type="float" office:value="43.858523133677" calcext:value-type="float">
            <text:p>43.85852313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472181613372" calcext:value-type="float">
            <text:p>41.4721816134</text:p>
          </table:table-cell>
          <table:table-cell office:value-type="float" office:value="45.062489312498" calcext:value-type="float">
            <text:p>45.0624893125</text:p>
          </table:table-cell>
          <table:table-cell office:value-type="float" office:value="13.545861" calcext:value-type="float">
            <text:p>13.545861</text:p>
          </table:table-cell>
          <table:table-cell office:value-type="float" office:value="9.664996" calcext:value-type="float">
            <text:p>9.664996</text:p>
          </table:table-cell>
          <table:table-cell table:formula="of:=SUM([.E60:.H60])" office:value-type="float" office:value="109.74552792587" calcext:value-type="float">
            <text:p>109.7455279259</text:p>
          </table:table-cell>
        </table:table-row>
        <table:table-row table:style-name="ro1">
          <table:table-cell office:value-type="float" office:value="180.000009896" calcext:value-type="float">
            <text:p>180.000009896</text:p>
          </table:table-cell>
          <table:table-cell office:value-type="float" office:value="39.966886437334" calcext:value-type="float">
            <text:p>39.96688643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.738302661776" calcext:value-type="float">
            <text:p>39.7383026618</text:p>
          </table:table-cell>
          <table:table-cell office:value-type="float" office:value="36.748342402088" calcext:value-type="float">
            <text:p>36.7483424021</text:p>
          </table:table-cell>
          <table:table-cell office:value-type="float" office:value="9.489659" calcext:value-type="float">
            <text:p>9.489659</text:p>
          </table:table-cell>
          <table:table-cell office:value-type="float" office:value="9.829561" calcext:value-type="float">
            <text:p>9.829561</text:p>
          </table:table-cell>
          <table:table-cell table:formula="of:=SUM([.E61:.H61])" office:value-type="float" office:value="95.805865063864" calcext:value-type="float">
            <text:p>95.8058650639</text:p>
          </table:table-cell>
        </table:table-row>
        <table:table-row table:style-name="ro1">
          <table:table-cell office:value-type="float" office:value="183.000009896" calcext:value-type="float">
            <text:p>183.000009896</text:p>
          </table:table-cell>
          <table:table-cell office:value-type="float" office:value="38.518138452121" calcext:value-type="float">
            <text:p>38.51813845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526451705221" calcext:value-type="float">
            <text:p>42.5264517052</text:p>
          </table:table-cell>
          <table:table-cell office:value-type="float" office:value="42.566187007181" calcext:value-type="float">
            <text:p>42.5661870072</text:p>
          </table:table-cell>
          <table:table-cell office:value-type="float" office:value="8.991897" calcext:value-type="float">
            <text:p>8.991897</text:p>
          </table:table-cell>
          <table:table-cell office:value-type="float" office:value="8.878576" calcext:value-type="float">
            <text:p>8.878576</text:p>
          </table:table-cell>
          <table:table-cell table:formula="of:=SUM([.E62:.H62])" office:value-type="float" office:value="102.963111712402" calcext:value-type="float">
            <text:p>102.9631117124</text:p>
          </table:table-cell>
        </table:table-row>
        <table:table-row table:style-name="ro1">
          <table:table-cell office:value-type="float" office:value="186.000009896" calcext:value-type="float">
            <text:p>186.000009896</text:p>
          </table:table-cell>
          <table:table-cell office:value-type="float" office:value="42.422077816277" calcext:value-type="float">
            <text:p>42.422077816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812858150285" calcext:value-type="float">
            <text:p>42.8128581503</text:p>
          </table:table-cell>
          <table:table-cell office:value-type="float" office:value="40.386105589822" calcext:value-type="float">
            <text:p>40.3861055898</text:p>
          </table:table-cell>
          <table:table-cell office:value-type="float" office:value="10.707745" calcext:value-type="float">
            <text:p>10.707745</text:p>
          </table:table-cell>
          <table:table-cell office:value-type="float" office:value="11.066667" calcext:value-type="float">
            <text:p>11.066667</text:p>
          </table:table-cell>
          <table:table-cell table:formula="of:=SUM([.E63:.H63])" office:value-type="float" office:value="104.973375740107" calcext:value-type="float">
            <text:p>104.9733757401</text:p>
          </table:table-cell>
        </table:table-row>
        <table:table-row table:style-name="ro1">
          <table:table-cell office:value-type="float" office:value="189.000009896" calcext:value-type="float">
            <text:p>189.000009896</text:p>
          </table:table-cell>
          <table:table-cell office:value-type="float" office:value="37.195273224441" calcext:value-type="float">
            <text:p>37.195273224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.935761339134" calcext:value-type="float">
            <text:p>34.9357613391</text:p>
          </table:table-cell>
          <table:table-cell office:value-type="float" office:value="43.368718483944" calcext:value-type="float">
            <text:p>43.3687184839</text:p>
          </table:table-cell>
          <table:table-cell office:value-type="float" office:value="8.96276" calcext:value-type="float">
            <text:p>8.96276</text:p>
          </table:table-cell>
          <table:table-cell office:value-type="float" office:value="7.584847" calcext:value-type="float">
            <text:p>7.584847</text:p>
          </table:table-cell>
          <table:table-cell table:formula="of:=SUM([.E64:.H64])" office:value-type="float" office:value="94.852086823078" calcext:value-type="float">
            <text:p>94.8520868231</text:p>
          </table:table-cell>
        </table:table-row>
        <table:table-row table:style-name="ro1">
          <table:table-cell office:value-type="float" office:value="192.000009896" calcext:value-type="float">
            <text:p>192.000009896</text:p>
          </table:table-cell>
          <table:table-cell office:value-type="float" office:value="35.131076332535" calcext:value-type="float">
            <text:p>35.13107633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.07096829984" calcext:value-type="float">
            <text:p>38.0709682998</text:p>
          </table:table-cell>
          <table:table-cell office:value-type="float" office:value="35.301252773281" calcext:value-type="float">
            <text:p>35.3012527733</text:p>
          </table:table-cell>
          <table:table-cell office:value-type="float" office:value="7.903158" calcext:value-type="float">
            <text:p>7.903158</text:p>
          </table:table-cell>
          <table:table-cell office:value-type="float" office:value="6.580252" calcext:value-type="float">
            <text:p>6.580252</text:p>
          </table:table-cell>
          <table:table-cell table:formula="of:=SUM([.E65:.H65])" office:value-type="float" office:value="87.855631073121" calcext:value-type="float">
            <text:p>87.8556310731</text:p>
          </table:table-cell>
        </table:table-row>
        <table:table-row table:style-name="ro1">
          <table:table-cell office:value-type="float" office:value="195.000009896" calcext:value-type="float">
            <text:p>195.000009896</text:p>
          </table:table-cell>
          <table:table-cell office:value-type="float" office:value="41.032525906062" calcext:value-type="float">
            <text:p>41.03252590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.599780280203" calcext:value-type="float">
            <text:p>37.5997802802</text:p>
          </table:table-cell>
          <table:table-cell office:value-type="float" office:value="41.914302977216" calcext:value-type="float">
            <text:p>41.9143029772</text:p>
          </table:table-cell>
          <table:table-cell office:value-type="float" office:value="12.696516" calcext:value-type="float">
            <text:p>12.696516</text:p>
          </table:table-cell>
          <table:table-cell office:value-type="float" office:value="7.688343" calcext:value-type="float">
            <text:p>7.688343</text:p>
          </table:table-cell>
          <table:table-cell table:formula="of:=SUM([.E66:.H66])" office:value-type="float" office:value="99.898942257419" calcext:value-type="float">
            <text:p>99.8989422574</text:p>
          </table:table-cell>
        </table:table-row>
        <table:table-row table:style-name="ro1">
          <table:table-cell office:value-type="float" office:value="198.000009896" calcext:value-type="float">
            <text:p>198.000009896</text:p>
          </table:table-cell>
          <table:table-cell office:value-type="float" office:value="39.499404246168" calcext:value-type="float">
            <text:p>39.49940424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142922170069" calcext:value-type="float">
            <text:p>40.1429221701</text:p>
          </table:table-cell>
          <table:table-cell office:value-type="float" office:value="42.743343671365" calcext:value-type="float">
            <text:p>42.7433436714</text:p>
          </table:table-cell>
          <table:table-cell office:value-type="float" office:value="11.4652" calcext:value-type="float">
            <text:p>11.4652</text:p>
          </table:table-cell>
          <table:table-cell office:value-type="float" office:value="7.386538" calcext:value-type="float">
            <text:p>7.386538</text:p>
          </table:table-cell>
          <table:table-cell table:formula="of:=SUM([.E67:.H67])" office:value-type="float" office:value="101.738003841434" calcext:value-type="float">
            <text:p>101.7380038414</text:p>
          </table:table-cell>
        </table:table-row>
        <table:table-row table:style-name="ro1">
          <table:table-cell office:value-type="float" office:value="201.000009896" calcext:value-type="float">
            <text:p>201.000009896</text:p>
          </table:table-cell>
          <table:table-cell office:value-type="float" office:value="40.565134668235" calcext:value-type="float">
            <text:p>40.56513466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.789268673944" calcext:value-type="float">
            <text:p>43.7892686739</text:p>
          </table:table-cell>
          <table:table-cell office:value-type="float" office:value="39.536884632475" calcext:value-type="float">
            <text:p>39.5368846325</text:p>
          </table:table-cell>
          <table:table-cell office:value-type="float" office:value="9.160228" calcext:value-type="float">
            <text:p>9.160228</text:p>
          </table:table-cell>
          <table:table-cell office:value-type="float" office:value="10.757241" calcext:value-type="float">
            <text:p>10.757241</text:p>
          </table:table-cell>
          <table:table-cell table:formula="of:=SUM([.E68:.H68])" office:value-type="float" office:value="103.243622306419" calcext:value-type="float">
            <text:p>103.2436223064</text:p>
          </table:table-cell>
        </table:table-row>
        <table:table-row table:style-name="ro1">
          <table:table-cell office:value-type="float" office:value="204.000009896" calcext:value-type="float">
            <text:p>204.000009896</text:p>
          </table:table-cell>
          <table:table-cell office:value-type="float" office:value="37.743617639627" calcext:value-type="float">
            <text:p>37.74361763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181824179681" calcext:value-type="float">
            <text:p>40.1818241797</text:p>
          </table:table-cell>
          <table:table-cell office:value-type="float" office:value="35.719766944612" calcext:value-type="float">
            <text:p>35.7197669446</text:p>
          </table:table-cell>
          <table:table-cell office:value-type="float" office:value="9.867376" calcext:value-type="float">
            <text:p>9.867376</text:p>
          </table:table-cell>
          <table:table-cell office:value-type="float" office:value="7.228575" calcext:value-type="float">
            <text:p>7.228575</text:p>
          </table:table-cell>
          <table:table-cell table:formula="of:=SUM([.E69:.H69])" office:value-type="float" office:value="92.997542124293" calcext:value-type="float">
            <text:p>92.9975421243</text:p>
          </table:table-cell>
        </table:table-row>
        <table:table-row table:style-name="ro1">
          <table:table-cell office:value-type="float" office:value="207.000009896" calcext:value-type="float">
            <text:p>207.000009896</text:p>
          </table:table-cell>
          <table:table-cell office:value-type="float" office:value="36.708214370075" calcext:value-type="float">
            <text:p>36.70821437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.916929288303" calcext:value-type="float">
            <text:p>34.9169292883</text:p>
          </table:table-cell>
          <table:table-cell office:value-type="float" office:value="42.631387872076" calcext:value-type="float">
            <text:p>42.6313878721</text:p>
          </table:table-cell>
          <table:table-cell office:value-type="float" office:value="7.600381" calcext:value-type="float">
            <text:p>7.600381</text:p>
          </table:table-cell>
          <table:table-cell office:value-type="float" office:value="8.460167" calcext:value-type="float">
            <text:p>8.460167</text:p>
          </table:table-cell>
          <table:table-cell table:formula="of:=SUM([.E70:.H70])" office:value-type="float" office:value="93.608865160379" calcext:value-type="float">
            <text:p>93.6088651604</text:p>
          </table:table-cell>
        </table:table-row>
        <table:table-row table:style-name="ro1">
          <table:table-cell office:value-type="float" office:value="210.000009896" calcext:value-type="float">
            <text:p>210.000009896</text:p>
          </table:table-cell>
          <table:table-cell office:value-type="float" office:value="37.80254536357" calcext:value-type="float">
            <text:p>37.80254536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611927477493" calcext:value-type="float">
            <text:p>40.6119274775</text:p>
          </table:table-cell>
          <table:table-cell office:value-type="float" office:value="38.693245110514" calcext:value-type="float">
            <text:p>38.6932451105</text:p>
          </table:table-cell>
          <table:table-cell office:value-type="float" office:value="8.685296" calcext:value-type="float">
            <text:p>8.685296</text:p>
          </table:table-cell>
          <table:table-cell office:value-type="float" office:value="8.469584" calcext:value-type="float">
            <text:p>8.469584</text:p>
          </table:table-cell>
          <table:table-cell table:formula="of:=SUM([.E71:.H71])" office:value-type="float" office:value="96.460052588007" calcext:value-type="float">
            <text:p>96.460052588</text:p>
          </table:table-cell>
        </table:table-row>
        <table:table-row table:style-name="ro1">
          <table:table-cell office:value-type="float" office:value="213.000009896" calcext:value-type="float">
            <text:p>213.000009896</text:p>
          </table:table-cell>
          <table:table-cell office:value-type="float" office:value="40.786190905118" calcext:value-type="float">
            <text:p>40.78619090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.634432729747" calcext:value-type="float">
            <text:p>43.6344327297</text:p>
          </table:table-cell>
          <table:table-cell office:value-type="float" office:value="41.10206640363" calcext:value-type="float">
            <text:p>41.1020664036</text:p>
          </table:table-cell>
          <table:table-cell office:value-type="float" office:value="9.506355" calcext:value-type="float">
            <text:p>9.506355</text:p>
          </table:table-cell>
          <table:table-cell office:value-type="float" office:value="10.63217" calcext:value-type="float">
            <text:p>10.63217</text:p>
          </table:table-cell>
          <table:table-cell table:formula="of:=SUM([.E72:.H72])" office:value-type="float" office:value="104.875024133377" calcext:value-type="float">
            <text:p>104.8750241334</text:p>
          </table:table-cell>
        </table:table-row>
        <table:table-row table:style-name="ro1">
          <table:table-cell office:value-type="float" office:value="216.000009896" calcext:value-type="float">
            <text:p>216.000009896</text:p>
          </table:table-cell>
          <table:table-cell office:value-type="float" office:value="43.748250136552" calcext:value-type="float">
            <text:p>43.74825013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.539045825406" calcext:value-type="float">
            <text:p>39.5390458254</text:p>
          </table:table-cell>
          <table:table-cell office:value-type="float" office:value="40.358653095237" calcext:value-type="float">
            <text:p>40.3586530952</text:p>
          </table:table-cell>
          <table:table-cell office:value-type="float" office:value="13.346867" calcext:value-type="float">
            <text:p>13.346867</text:p>
          </table:table-cell>
          <table:table-cell office:value-type="float" office:value="9.753718" calcext:value-type="float">
            <text:p>9.753718</text:p>
          </table:table-cell>
          <table:table-cell table:formula="of:=SUM([.E73:.H73])" office:value-type="float" office:value="102.998283920643" calcext:value-type="float">
            <text:p>102.9982839206</text:p>
          </table:table-cell>
        </table:table-row>
        <table:table-row table:style-name="ro1">
          <table:table-cell office:value-type="float" office:value="219.000009896" calcext:value-type="float">
            <text:p>219.000009896</text:p>
          </table:table-cell>
          <table:table-cell office:value-type="float" office:value="42.345145845293" calcext:value-type="float">
            <text:p>42.34514584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966799828812" calcext:value-type="float">
            <text:p>42.9667998288</text:p>
          </table:table-cell>
          <table:table-cell office:value-type="float" office:value="39.325537056532" calcext:value-type="float">
            <text:p>39.3255370565</text:p>
          </table:table-cell>
          <table:table-cell office:value-type="float" office:value="11.443615" calcext:value-type="float">
            <text:p>11.443615</text:p>
          </table:table-cell>
          <table:table-cell office:value-type="float" office:value="10.253864" calcext:value-type="float">
            <text:p>10.253864</text:p>
          </table:table-cell>
          <table:table-cell table:formula="of:=SUM([.E74:.H74])" office:value-type="float" office:value="103.989815885344" calcext:value-type="float">
            <text:p>103.9898158853</text:p>
          </table:table-cell>
        </table:table-row>
        <table:table-row table:style-name="ro1">
          <table:table-cell office:value-type="float" office:value="222.000009896" calcext:value-type="float">
            <text:p>222.000009896</text:p>
          </table:table-cell>
          <table:table-cell office:value-type="float" office:value="41.593569791602" calcext:value-type="float">
            <text:p>41.59356979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.192521335304" calcext:value-type="float">
            <text:p>36.1925213353</text:p>
          </table:table-cell>
          <table:table-cell office:value-type="float" office:value="36.98463427061" calcext:value-type="float">
            <text:p>36.9846342706</text:p>
          </table:table-cell>
          <table:table-cell office:value-type="float" office:value="10.986035" calcext:value-type="float">
            <text:p>10.986035</text:p>
          </table:table-cell>
          <table:table-cell office:value-type="float" office:value="9.959868" calcext:value-type="float">
            <text:p>9.959868</text:p>
          </table:table-cell>
          <table:table-cell table:formula="of:=SUM([.E75:.H75])" office:value-type="float" office:value="94.123058605914" calcext:value-type="float">
            <text:p>94.1230586059</text:p>
          </table:table-cell>
        </table:table-row>
        <table:table-row table:style-name="ro1">
          <table:table-cell office:value-type="float" office:value="225.000009896" calcext:value-type="float">
            <text:p>225.000009896</text:p>
          </table:table-cell>
          <table:table-cell office:value-type="float" office:value="41.697329785328" calcext:value-type="float">
            <text:p>41.69732978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596459674906" calcext:value-type="float">
            <text:p>41.5964596749</text:p>
          </table:table-cell>
          <table:table-cell office:value-type="float" office:value="37.602479295989" calcext:value-type="float">
            <text:p>37.602479296</text:p>
          </table:table-cell>
          <table:table-cell office:value-type="float" office:value="11.134775" calcext:value-type="float">
            <text:p>11.134775</text:p>
          </table:table-cell>
          <table:table-cell office:value-type="float" office:value="9.914889" calcext:value-type="float">
            <text:p>9.914889</text:p>
          </table:table-cell>
          <table:table-cell table:formula="of:=SUM([.E76:.H76])" office:value-type="float" office:value="100.248602970895" calcext:value-type="float">
            <text:p>100.2486029709</text:p>
          </table:table-cell>
        </table:table-row>
        <table:table-row table:style-name="ro1">
          <table:table-cell office:value-type="float" office:value="228.000009896" calcext:value-type="float">
            <text:p>228.000009896</text:p>
          </table:table-cell>
          <table:table-cell office:value-type="float" office:value="40.414257269703" calcext:value-type="float">
            <text:p>40.41425726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974635824872" calcext:value-type="float">
            <text:p>40.9746358249</text:p>
          </table:table-cell>
          <table:table-cell office:value-type="float" office:value="44.677208885259" calcext:value-type="float">
            <text:p>44.6772088853</text:p>
          </table:table-cell>
          <table:table-cell office:value-type="float" office:value="8.914798" calcext:value-type="float">
            <text:p>8.914798</text:p>
          </table:table-cell>
          <table:table-cell office:value-type="float" office:value="10.851793" calcext:value-type="float">
            <text:p>10.851793</text:p>
          </table:table-cell>
          <table:table-cell table:formula="of:=SUM([.E77:.H77])" office:value-type="float" office:value="105.418435710131" calcext:value-type="float">
            <text:p>105.4184357101</text:p>
          </table:table-cell>
        </table:table-row>
        <table:table-row table:style-name="ro1">
          <table:table-cell office:value-type="float" office:value="231.000009896" calcext:value-type="float">
            <text:p>231.000009896</text:p>
          </table:table-cell>
          <table:table-cell office:value-type="float" office:value="43.428521499504" calcext:value-type="float">
            <text:p>43.42852149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.301588939905" calcext:value-type="float">
            <text:p>44.3015889399</text:p>
          </table:table-cell>
          <table:table-cell office:value-type="float" office:value="39.456558196877" calcext:value-type="float">
            <text:p>39.4565581969</text:p>
          </table:table-cell>
          <table:table-cell office:value-type="float" office:value="12.249966" calcext:value-type="float">
            <text:p>12.249966</text:p>
          </table:table-cell>
          <table:table-cell office:value-type="float" office:value="10.530889" calcext:value-type="float">
            <text:p>10.530889</text:p>
          </table:table-cell>
          <table:table-cell table:formula="of:=SUM([.E78:.H78])" office:value-type="float" office:value="106.539002136782" calcext:value-type="float">
            <text:p>106.5390021368</text:p>
          </table:table-cell>
        </table:table-row>
        <table:table-row table:style-name="ro1">
          <table:table-cell office:value-type="float" office:value="234.000009896" calcext:value-type="float">
            <text:p>234.000009896</text:p>
          </table:table-cell>
          <table:table-cell office:value-type="float" office:value="42.779008237255" calcext:value-type="float">
            <text:p>42.77900823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.253365280754" calcext:value-type="float">
            <text:p>36.2533652808</text:p>
          </table:table-cell>
          <table:table-cell office:value-type="float" office:value="40.949869872725" calcext:value-type="float">
            <text:p>40.9498698727</text:p>
          </table:table-cell>
          <table:table-cell office:value-type="float" office:value="10.796196" calcext:value-type="float">
            <text:p>10.796196</text:p>
          </table:table-cell>
          <table:table-cell office:value-type="float" office:value="11.335146" calcext:value-type="float">
            <text:p>11.335146</text:p>
          </table:table-cell>
          <table:table-cell table:formula="of:=SUM([.E79:.H79])" office:value-type="float" office:value="99.334577153479" calcext:value-type="float">
            <text:p>99.3345771535</text:p>
          </table:table-cell>
        </table:table-row>
        <table:table-row table:style-name="ro1">
          <table:table-cell office:value-type="float" office:value="237.000009896" calcext:value-type="float">
            <text:p>237.000009896</text:p>
          </table:table-cell>
          <table:table-cell office:value-type="float" office:value="37.827661663738" calcext:value-type="float">
            <text:p>37.82766166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.413727502506" calcext:value-type="float">
            <text:p>45.4137275025</text:p>
          </table:table-cell>
          <table:table-cell office:value-type="float" office:value="39.56120821121" calcext:value-type="float">
            <text:p>39.5612082112</text:p>
          </table:table-cell>
          <table:table-cell office:value-type="float" office:value="9.07881" calcext:value-type="float">
            <text:p>9.07881</text:p>
          </table:table-cell>
          <table:table-cell office:value-type="float" office:value="8.101186" calcext:value-type="float">
            <text:p>8.101186</text:p>
          </table:table-cell>
          <table:table-cell table:formula="of:=SUM([.E80:.H80])" office:value-type="float" office:value="102.154931713716" calcext:value-type="float">
            <text:p>102.1549317137</text:p>
          </table:table-cell>
        </table:table-row>
        <table:table-row table:style-name="ro1">
          <table:table-cell office:value-type="float" office:value="240.000009896" calcext:value-type="float">
            <text:p>240.000009896</text:p>
          </table:table-cell>
          <table:table-cell office:value-type="float" office:value="40.79059101948" calcext:value-type="float">
            <text:p>40.79059101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.336962755176" calcext:value-type="float">
            <text:p>38.3369627552</text:p>
          </table:table-cell>
          <table:table-cell office:value-type="float" office:value="43.976774660411" calcext:value-type="float">
            <text:p>43.9767746604</text:p>
          </table:table-cell>
          <table:table-cell office:value-type="float" office:value="9.339914" calcext:value-type="float">
            <text:p>9.339914</text:p>
          </table:table-cell>
          <table:table-cell office:value-type="float" office:value="10.803011" calcext:value-type="float">
            <text:p>10.803011</text:p>
          </table:table-cell>
          <table:table-cell table:formula="of:=SUM([.E81:.H81])" office:value-type="float" office:value="102.456662415587" calcext:value-type="float">
            <text:p>102.4566624156</text:p>
          </table:table-cell>
        </table:table-row>
        <table:table-row table:style-name="ro1">
          <table:table-cell office:value-type="float" office:value="243.000009896" calcext:value-type="float">
            <text:p>243.000009896</text:p>
          </table:table-cell>
          <table:table-cell office:value-type="float" office:value="42.924706327406" calcext:value-type="float">
            <text:p>42.92470632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882472723605" calcext:value-type="float">
            <text:p>42.8824727236</text:p>
          </table:table-cell>
          <table:table-cell office:value-type="float" office:value="40.479753109773" calcext:value-type="float">
            <text:p>40.4797531098</text:p>
          </table:table-cell>
          <table:table-cell office:value-type="float" office:value="10.279894" calcext:value-type="float">
            <text:p>10.279894</text:p>
          </table:table-cell>
          <table:table-cell office:value-type="float" office:value="11.997146" calcext:value-type="float">
            <text:p>11.997146</text:p>
          </table:table-cell>
          <table:table-cell table:formula="of:=SUM([.E82:.H82])" office:value-type="float" office:value="105.639265833378" calcext:value-type="float">
            <text:p>105.6392658334</text:p>
          </table:table-cell>
        </table:table-row>
        <table:table-row table:style-name="ro1">
          <table:table-cell office:value-type="float" office:value="246.000028016" calcext:value-type="float">
            <text:p>246.000028016</text:p>
          </table:table-cell>
          <table:table-cell office:value-type="float" office:value="39.52870354379" calcext:value-type="float">
            <text:p>39.528703543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.983234295637" calcext:value-type="float">
            <text:p>45.9832342956</text:p>
          </table:table-cell>
          <table:table-cell office:value-type="float" office:value="40.251954959071" calcext:value-type="float">
            <text:p>40.2519549591</text:p>
          </table:table-cell>
          <table:table-cell office:value-type="float" office:value="8.777851" calcext:value-type="float">
            <text:p>8.777851</text:p>
          </table:table-cell>
          <table:table-cell office:value-type="float" office:value="10.103186" calcext:value-type="float">
            <text:p>10.103186</text:p>
          </table:table-cell>
          <table:table-cell table:formula="of:=SUM([.E83:.H83])" office:value-type="float" office:value="105.116226254708" calcext:value-type="float">
            <text:p>105.1162262547</text:p>
          </table:table-cell>
        </table:table-row>
        <table:table-row table:style-name="ro1">
          <table:table-cell office:value-type="float" office:value="249.000009896" calcext:value-type="float">
            <text:p>249.000009896</text:p>
          </table:table-cell>
          <table:table-cell office:value-type="float" office:value="39.712270808576" calcext:value-type="float">
            <text:p>39.712270808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675913406248" calcext:value-type="float">
            <text:p>41.6759134062</text:p>
          </table:table-cell>
          <table:table-cell office:value-type="float" office:value="38.064882651202" calcext:value-type="float">
            <text:p>38.0648826512</text:p>
          </table:table-cell>
          <table:table-cell office:value-type="float" office:value="11.33638" calcext:value-type="float">
            <text:p>11.33638</text:p>
          </table:table-cell>
          <table:table-cell office:value-type="float" office:value="7.728225" calcext:value-type="float">
            <text:p>7.728225</text:p>
          </table:table-cell>
          <table:table-cell table:formula="of:=SUM([.E84:.H84])" office:value-type="float" office:value="98.80540105745" calcext:value-type="float">
            <text:p>98.8054010575</text:p>
          </table:table-cell>
        </table:table-row>
        <table:table-row table:style-name="ro1">
          <table:table-cell office:value-type="float" office:value="252.000009896" calcext:value-type="float">
            <text:p>252.000009896</text:p>
          </table:table-cell>
          <table:table-cell office:value-type="float" office:value="41.994062403931" calcext:value-type="float">
            <text:p>41.994062403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946419957018" calcext:value-type="float">
            <text:p>41.946419957</text:p>
          </table:table-cell>
          <table:table-cell office:value-type="float" office:value="40.411880577249" calcext:value-type="float">
            <text:p>40.4118805772</text:p>
          </table:table-cell>
          <table:table-cell office:value-type="float" office:value="11.890678" calcext:value-type="float">
            <text:p>11.890678</text:p>
          </table:table-cell>
          <table:table-cell office:value-type="float" office:value="9.455719" calcext:value-type="float">
            <text:p>9.455719</text:p>
          </table:table-cell>
          <table:table-cell table:formula="of:=SUM([.E85:.H85])" office:value-type="float" office:value="103.704697534267" calcext:value-type="float">
            <text:p>103.7046975343</text:p>
          </table:table-cell>
        </table:table-row>
        <table:table-row table:style-name="ro1">
          <table:table-cell office:value-type="float" office:value="255.000009896" calcext:value-type="float">
            <text:p>255.000009896</text:p>
          </table:table-cell>
          <table:table-cell office:value-type="float" office:value="41.858279653606" calcext:value-type="float">
            <text:p>41.85827965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033061299877" calcext:value-type="float">
            <text:p>41.0330612999</text:p>
          </table:table-cell>
          <table:table-cell office:value-type="float" office:value="43.502249627354" calcext:value-type="float">
            <text:p>43.5022496274</text:p>
          </table:table-cell>
          <table:table-cell office:value-type="float" office:value="10.686686" calcext:value-type="float">
            <text:p>10.686686</text:p>
          </table:table-cell>
          <table:table-cell office:value-type="float" office:value="10.523928" calcext:value-type="float">
            <text:p>10.523928</text:p>
          </table:table-cell>
          <table:table-cell table:formula="of:=SUM([.E86:.H86])" office:value-type="float" office:value="105.745924927231" calcext:value-type="float">
            <text:p>105.7459249272</text:p>
          </table:table-cell>
        </table:table-row>
        <table:table-row table:style-name="ro1">
          <table:table-cell office:value-type="float" office:value="258.000009896" calcext:value-type="float">
            <text:p>258.000009896</text:p>
          </table:table-cell>
          <table:table-cell office:value-type="float" office:value="38.609808528341" calcext:value-type="float">
            <text:p>38.60980852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.537274853187" calcext:value-type="float">
            <text:p>37.5372748532</text:p>
          </table:table-cell>
          <table:table-cell office:value-type="float" office:value="37.56334517019" calcext:value-type="float">
            <text:p>37.5633451702</text:p>
          </table:table-cell>
          <table:table-cell office:value-type="float" office:value="9.610304" calcext:value-type="float">
            <text:p>9.610304</text:p>
          </table:table-cell>
          <table:table-cell office:value-type="float" office:value="8.351839" calcext:value-type="float">
            <text:p>8.351839</text:p>
          </table:table-cell>
          <table:table-cell table:formula="of:=SUM([.E87:.H87])" office:value-type="float" office:value="93.062763023377" calcext:value-type="float">
            <text:p>93.0627630234</text:p>
          </table:table-cell>
        </table:table-row>
        <table:table-row table:style-name="ro1">
          <table:table-cell office:value-type="float" office:value="261.000009896" calcext:value-type="float">
            <text:p>261.000009896</text:p>
          </table:table-cell>
          <table:table-cell office:value-type="float" office:value="40.086113080911" calcext:value-type="float">
            <text:p>40.08611308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.534396220554" calcext:value-type="float">
            <text:p>36.5343962206</text:p>
          </table:table-cell>
          <table:table-cell office:value-type="float" office:value="40.067140792456" calcext:value-type="float">
            <text:p>40.0671407925</text:p>
          </table:table-cell>
          <table:table-cell office:value-type="float" office:value="9.842384" calcext:value-type="float">
            <text:p>9.842384</text:p>
          </table:table-cell>
          <table:table-cell office:value-type="float" office:value="9.596063" calcext:value-type="float">
            <text:p>9.596063</text:p>
          </table:table-cell>
          <table:table-cell table:formula="of:=SUM([.E88:.H88])" office:value-type="float" office:value="96.03998401301" calcext:value-type="float">
            <text:p>96.039984013</text:p>
          </table:table-cell>
        </table:table-row>
        <table:table-row table:style-name="ro1">
          <table:table-cell office:value-type="float" office:value="264.000009896" calcext:value-type="float">
            <text:p>264.000009896</text:p>
          </table:table-cell>
          <table:table-cell office:value-type="float" office:value="39.466121565091" calcext:value-type="float">
            <text:p>39.46612156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.456071714852" calcext:value-type="float">
            <text:p>43.4560717149</text:p>
          </table:table-cell>
          <table:table-cell office:value-type="float" office:value="42.547243401034" calcext:value-type="float">
            <text:p>42.547243401</text:p>
          </table:table-cell>
          <table:table-cell office:value-type="float" office:value="10.023599" calcext:value-type="float">
            <text:p>10.023599</text:p>
          </table:table-cell>
          <table:table-cell office:value-type="float" office:value="8.794857" calcext:value-type="float">
            <text:p>8.794857</text:p>
          </table:table-cell>
          <table:table-cell table:formula="of:=SUM([.E89:.H89])" office:value-type="float" office:value="104.821771115886" calcext:value-type="float">
            <text:p>104.8217711159</text:p>
          </table:table-cell>
        </table:table-row>
        <table:table-row table:style-name="ro1">
          <table:table-cell office:value-type="float" office:value="267.000009896" calcext:value-type="float">
            <text:p>267.000009896</text:p>
          </table:table-cell>
          <table:table-cell office:value-type="float" office:value="40.99474033034" calcext:value-type="float">
            <text:p>40.99474033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80204892399" calcext:value-type="float">
            <text:p>40.802048924</text:p>
          </table:table-cell>
          <table:table-cell office:value-type="float" office:value="38.098375087879" calcext:value-type="float">
            <text:p>38.0983750879</text:p>
          </table:table-cell>
          <table:table-cell office:value-type="float" office:value="9.828674" calcext:value-type="float">
            <text:p>9.828674</text:p>
          </table:table-cell>
          <table:table-cell office:value-type="float" office:value="10.518401" calcext:value-type="float">
            <text:p>10.518401</text:p>
          </table:table-cell>
          <table:table-cell table:formula="of:=SUM([.E90:.H90])" office:value-type="float" office:value="99.247499011869" calcext:value-type="float">
            <text:p>99.2474990119</text:p>
          </table:table-cell>
        </table:table-row>
        <table:table-row table:style-name="ro1">
          <table:table-cell office:value-type="float" office:value="270.000009896" calcext:value-type="float">
            <text:p>270.000009896</text:p>
          </table:table-cell>
          <table:table-cell office:value-type="float" office:value="41.610827079386" calcext:value-type="float">
            <text:p>41.61082707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81718794862" calcext:value-type="float">
            <text:p>41.8171879486</text:p>
          </table:table-cell>
          <table:table-cell office:value-type="float" office:value="39.665060010116" calcext:value-type="float">
            <text:p>39.6650600101</text:p>
          </table:table-cell>
          <table:table-cell office:value-type="float" office:value="10.160961" calcext:value-type="float">
            <text:p>10.160961</text:p>
          </table:table-cell>
          <table:table-cell office:value-type="float" office:value="10.8022" calcext:value-type="float">
            <text:p>10.8022</text:p>
          </table:table-cell>
          <table:table-cell table:formula="of:=SUM([.E91:.H91])" office:value-type="float" office:value="102.445408958736" calcext:value-type="float">
            <text:p>102.4454089587</text:p>
          </table:table-cell>
        </table:table-row>
        <table:table-row table:style-name="ro1">
          <table:table-cell office:value-type="float" office:value="273.000009896" calcext:value-type="float">
            <text:p>273.000009896</text:p>
          </table:table-cell>
          <table:table-cell office:value-type="float" office:value="40.922166231246" calcext:value-type="float">
            <text:p>40.92216623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.684343097921" calcext:value-type="float">
            <text:p>34.6843430979</text:p>
          </table:table-cell>
          <table:table-cell office:value-type="float" office:value="42.476486422178" calcext:value-type="float">
            <text:p>42.4764864222</text:p>
          </table:table-cell>
          <table:table-cell office:value-type="float" office:value="10.139616" calcext:value-type="float">
            <text:p>10.139616</text:p>
          </table:table-cell>
          <table:table-cell office:value-type="float" office:value="10.134884" calcext:value-type="float">
            <text:p>10.134884</text:p>
          </table:table-cell>
          <table:table-cell table:formula="of:=SUM([.E92:.H92])" office:value-type="float" office:value="97.435329520099" calcext:value-type="float">
            <text:p>97.4353295201</text:p>
          </table:table-cell>
        </table:table-row>
        <table:table-row table:style-name="ro1">
          <table:table-cell office:value-type="float" office:value="276.000009896" calcext:value-type="float">
            <text:p>276.000009896</text:p>
          </table:table-cell>
          <table:table-cell office:value-type="float" office:value="41.043850533162" calcext:value-type="float">
            <text:p>41.043850533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.48174658252" calcext:value-type="float">
            <text:p>38.4817465825</text:p>
          </table:table-cell>
          <table:table-cell office:value-type="float" office:value="42.069148829302" calcext:value-type="float">
            <text:p>42.0691488293</text:p>
          </table:table-cell>
          <table:table-cell office:value-type="float" office:value="10.751846" calcext:value-type="float">
            <text:p>10.751846</text:p>
          </table:table-cell>
          <table:table-cell office:value-type="float" office:value="9.644339" calcext:value-type="float">
            <text:p>9.644339</text:p>
          </table:table-cell>
          <table:table-cell table:formula="of:=SUM([.E93:.H93])" office:value-type="float" office:value="100.947080411822" calcext:value-type="float">
            <text:p>100.9470804118</text:p>
          </table:table-cell>
        </table:table-row>
        <table:table-row table:style-name="ro1">
          <table:table-cell office:value-type="float" office:value="279.000009896" calcext:value-type="float">
            <text:p>279.000009896</text:p>
          </table:table-cell>
          <table:table-cell office:value-type="float" office:value="41.537933762238" calcext:value-type="float">
            <text:p>41.53793376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.176785372638" calcext:value-type="float">
            <text:p>44.1767853726</text:p>
          </table:table-cell>
          <table:table-cell office:value-type="float" office:value="40.751992097806" calcext:value-type="float">
            <text:p>40.7519920978</text:p>
          </table:table-cell>
          <table:table-cell office:value-type="float" office:value="9.114586" calcext:value-type="float">
            <text:p>9.114586</text:p>
          </table:table-cell>
          <table:table-cell office:value-type="float" office:value="11.775682" calcext:value-type="float">
            <text:p>11.775682</text:p>
          </table:table-cell>
          <table:table-cell table:formula="of:=SUM([.E94:.H94])" office:value-type="float" office:value="105.819045470444" calcext:value-type="float">
            <text:p>105.8190454704</text:p>
          </table:table-cell>
        </table:table-row>
        <table:table-row table:style-name="ro1">
          <table:table-cell office:value-type="float" office:value="282.000009896" calcext:value-type="float">
            <text:p>282.000009896</text:p>
          </table:table-cell>
          <table:table-cell office:value-type="float" office:value="40.068513401189" calcext:value-type="float">
            <text:p>40.06851340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103832839247" calcext:value-type="float">
            <text:p>42.1038328392</text:p>
          </table:table-cell>
          <table:table-cell office:value-type="float" office:value="44.752929897415" calcext:value-type="float">
            <text:p>44.7529298974</text:p>
          </table:table-cell>
          <table:table-cell office:value-type="float" office:value="10.102819" calcext:value-type="float">
            <text:p>10.102819</text:p>
          </table:table-cell>
          <table:table-cell office:value-type="float" office:value="9.318028" calcext:value-type="float">
            <text:p>9.318028</text:p>
          </table:table-cell>
          <table:table-cell table:formula="of:=SUM([.E95:.H95])" office:value-type="float" office:value="106.277609736662" calcext:value-type="float">
            <text:p>106.2776097367</text:p>
          </table:table-cell>
        </table:table-row>
        <table:table-row table:style-name="ro1">
          <table:table-cell office:value-type="float" office:value="285.000009896" calcext:value-type="float">
            <text:p>285.000009896</text:p>
          </table:table-cell>
          <table:table-cell office:value-type="float" office:value="39.984747832165" calcext:value-type="float">
            <text:p>39.98474783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.370935793449" calcext:value-type="float">
            <text:p>44.3709357934</text:p>
          </table:table-cell>
          <table:table-cell office:value-type="float" office:value="46.154061405605" calcext:value-type="float">
            <text:p>46.1540614056</text:p>
          </table:table-cell>
          <table:table-cell office:value-type="float" office:value="10.434951" calcext:value-type="float">
            <text:p>10.434951</text:p>
          </table:table-cell>
          <table:table-cell office:value-type="float" office:value="8.902131" calcext:value-type="float">
            <text:p>8.902131</text:p>
          </table:table-cell>
          <table:table-cell table:formula="of:=SUM([.E96:.H96])" office:value-type="float" office:value="109.862079199054" calcext:value-type="float">
            <text:p>109.8620791991</text:p>
          </table:table-cell>
        </table:table-row>
        <table:table-row table:style-name="ro1">
          <table:table-cell office:value-type="float" office:value="288.000009896" calcext:value-type="float">
            <text:p>288.000009896</text:p>
          </table:table-cell>
          <table:table-cell office:value-type="float" office:value="37.927368754801" calcext:value-type="float">
            <text:p>37.92736875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197900686057" calcext:value-type="float">
            <text:p>40.1979006861</text:p>
          </table:table-cell>
          <table:table-cell office:value-type="float" office:value="39.115323941872" calcext:value-type="float">
            <text:p>39.1153239419</text:p>
          </table:table-cell>
          <table:table-cell office:value-type="float" office:value="8.294475" calcext:value-type="float">
            <text:p>8.294475</text:p>
          </table:table-cell>
          <table:table-cell office:value-type="float" office:value="8.985228" calcext:value-type="float">
            <text:p>8.985228</text:p>
          </table:table-cell>
          <table:table-cell table:formula="of:=SUM([.E97:.H97])" office:value-type="float" office:value="96.592927627929" calcext:value-type="float">
            <text:p>96.5929276279</text:p>
          </table:table-cell>
        </table:table-row>
        <table:table-row table:style-name="ro1">
          <table:table-cell office:value-type="float" office:value="291.000009896" calcext:value-type="float">
            <text:p>291.000009896</text:p>
          </table:table-cell>
          <table:table-cell office:value-type="float" office:value="43.055981212676" calcext:value-type="float">
            <text:p>43.055981212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.655850626838" calcext:value-type="float">
            <text:p>43.6558506268</text:p>
          </table:table-cell>
          <table:table-cell office:value-type="float" office:value="35.155799059419" calcext:value-type="float">
            <text:p>35.1557990594</text:p>
          </table:table-cell>
          <table:table-cell office:value-type="float" office:value="11.123374" calcext:value-type="float">
            <text:p>11.123374</text:p>
          </table:table-cell>
          <table:table-cell office:value-type="float" office:value="11.284941" calcext:value-type="float">
            <text:p>11.284941</text:p>
          </table:table-cell>
          <table:table-cell table:formula="of:=SUM([.E98:.H98])" office:value-type="float" office:value="101.219964686257" calcext:value-type="float">
            <text:p>101.2199646863</text:p>
          </table:table-cell>
        </table:table-row>
        <table:table-row table:style-name="ro1">
          <table:table-cell office:value-type="float" office:value="294.000009896" calcext:value-type="float">
            <text:p>294.000009896</text:p>
          </table:table-cell>
          <table:table-cell office:value-type="float" office:value="41.180435302399" calcext:value-type="float">
            <text:p>41.18043530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489341137531" calcext:value-type="float">
            <text:p>41.4893411375</text:p>
          </table:table-cell>
          <table:table-cell office:value-type="float" office:value="39.491529479337" calcext:value-type="float">
            <text:p>39.4915294793</text:p>
          </table:table-cell>
          <table:table-cell office:value-type="float" office:value="11.234399" calcext:value-type="float">
            <text:p>11.234399</text:p>
          </table:table-cell>
          <table:table-cell office:value-type="float" office:value="9.29837" calcext:value-type="float">
            <text:p>9.29837</text:p>
          </table:table-cell>
          <table:table-cell table:formula="of:=SUM([.E99:.H99])" office:value-type="float" office:value="101.513639616868" calcext:value-type="float">
            <text:p>101.5136396169</text:p>
          </table:table-cell>
        </table:table-row>
        <table:table-row table:style-name="ro1">
          <table:table-cell office:value-type="float" office:value="297.000009896" calcext:value-type="float">
            <text:p>297.000009896</text:p>
          </table:table-cell>
          <table:table-cell office:value-type="float" office:value="40.091103934058" calcext:value-type="float">
            <text:p>40.091103934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.863035217836" calcext:value-type="float">
            <text:p>39.8630352178</text:p>
          </table:table-cell>
          <table:table-cell office:value-type="float" office:value="43.544065956928" calcext:value-type="float">
            <text:p>43.5440659569</text:p>
          </table:table-cell>
          <table:table-cell office:value-type="float" office:value="10.75817" calcext:value-type="float">
            <text:p>10.75817</text:p>
          </table:table-cell>
          <table:table-cell office:value-type="float" office:value="8.685268" calcext:value-type="float">
            <text:p>8.685268</text:p>
          </table:table-cell>
          <table:table-cell table:formula="of:=SUM([.E100:.H100])" office:value-type="float" office:value="102.850539174764" calcext:value-type="float">
            <text:p>102.8505391748</text:p>
          </table:table-cell>
        </table:table-row>
        <table:table-row table:style-name="ro1">
          <table:table-cell office:value-type="float" office:value="300.000009896" calcext:value-type="float">
            <text:p>300.000009896</text:p>
          </table:table-cell>
          <table:table-cell office:value-type="float" office:value="40.614070626058" calcext:value-type="float">
            <text:p>40.61407062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.750384205739" calcext:value-type="float">
            <text:p>38.7503842057</text:p>
          </table:table-cell>
          <table:table-cell office:value-type="float" office:value="41.091443569319" calcext:value-type="float">
            <text:p>41.0914435693</text:p>
          </table:table-cell>
          <table:table-cell office:value-type="float" office:value="11.061465" calcext:value-type="float">
            <text:p>11.061465</text:p>
          </table:table-cell>
          <table:table-cell office:value-type="float" office:value="8.904939" calcext:value-type="float">
            <text:p>8.904939</text:p>
          </table:table-cell>
          <table:table-cell table:formula="of:=SUM([.E101:.H101])" office:value-type="float" office:value="99.808231775058" calcext:value-type="float">
            <text:p>99.80823177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09:57:49.189632492</dc:date>
    <meta:editing-duration>PT2M59S</meta:editing-duration>
    <meta:editing-cycles>2</meta:editing-cycles>
    <meta:generator>LibreOffice/5.1.4.2$Linux_X86_64 LibreOffice_project/10m0$Build-2</meta:generator>
    <meta:document-statistic meta:table-count="1" meta:cell-count="8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8.982cm" xlink:href=".." xlink:type="simple" chart:class="chart:scatter" chart:column-mapping="0 1 3 2" chart:style-name="ch1">
        <chart:title svg:x="6.187cm" svg:y="0.314cm" chart:style-name="ch2">
          <text:p>System overview</text:p>
        </chart:title>
        <chart:subtitle svg:x="4.9cm" svg:y="1.284cm" chart:style-name="ch3">
          <text:p>2RTUs 2IEds = hidden alert attack</text:p>
        </chart:subtitle>
        <chart:legend chart:legend-position="end" svg:x="12.347cm" svg:y="3.653cm" style:legend-expansion="high" chart:style-name="ch4"/>
        <chart:plot-area chart:style-name="ch5" table:cell-range-address="allTogether.A1:allTogether.C101 allTogether.I1:allTogether.I101" chart:data-source-has-labels="row" svg:x="0.319cm" svg:y="2.15cm" svg:width="11.709cm" svg:height="6.653cm">
          <chartooo:coordinate-region svg:x="0.993cm" svg:y="2.363cm" svg:width="10.504cm" svg:height="5.76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llTogether.B2:allTogether.B101" chart:label-cell-address="allTogether.B1:allTogether.B1" chart:class="chart:scatter">
            <chart:domain table:cell-range-address="allTogether.A2:allTogether.A101"/>
            <chart:data-point chart:repeated="100"/>
          </chart:series>
          <chart:series chart:style-name="ch9" chart:values-cell-range-address="allTogether.I2:allTogether.I101" chart:label-cell-address="allTogether.I1:allTogether.I1" chart:class="chart:scatter">
            <chart:data-point chart:repeated="100"/>
          </chart:series>
          <chart:series chart:style-name="ch10" chart:values-cell-range-address="allTogether.C2:allTogether.C101" chart:label-cell-address="allTogether.C1:allTogether.C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so_overview</text:p>
                <draw:g>
                  <svg:desc>allTogether.B1:allTogether.B1</svg:desc>
                </draw:g>
              </table:table-cell>
              <table:table-cell office:value-type="string">
                <text:p>real_status</text:p>
                <draw:g>
                  <svg:desc>allTogether.I1:allTogether.I1</svg:desc>
                </draw:g>
              </table:table-cell>
              <table:table-cell office:value-type="string">
                <text:p>threshold</text:p>
                <draw:g>
                  <svg:desc>allTogether.C1:allTogethe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allTogether.A2:allTogether.A101</svg:desc>
                </draw:g>
              </table:table-cell>
              <table:table-cell office:value-type="float" office:value="41.944232720654">
                <text:p>41.944232720654</text:p>
                <draw:g>
                  <svg:desc>allTogether.B2:allTogether.B101</svg:desc>
                </draw:g>
              </table:table-cell>
              <table:table-cell office:value-type="float" office:value="41.9442325121006">
                <text:p>41.9442325121006</text:p>
                <draw:g>
                  <svg:desc>allTogether.I2:allTogether.I101</svg:desc>
                </draw:g>
              </table:table-cell>
              <table:table-cell office:value-type="float" office:value="100">
                <text:p>100</text:p>
                <draw:g>
                  <svg:desc>allTogether.C2:allTogether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35.617708947723">
                <text:p>35.617708947723</text:p>
              </table:table-cell>
              <table:table-cell office:value-type="float" office:value="35.6177086350104">
                <text:p>35.6177086350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44.812640180454">
                <text:p>44.812640180454</text:p>
              </table:table-cell>
              <table:table-cell office:value-type="float" office:value="44.81264022588">
                <text:p>44.81264022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39.084499979614">
                <text:p>39.084499979614</text:p>
              </table:table-cell>
              <table:table-cell office:value-type="float" office:value="39.084500300113">
                <text:p>39.084500300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35.736879900922">
                <text:p>35.736879900922</text:p>
              </table:table-cell>
              <table:table-cell office:value-type="float" office:value="35.736880437375">
                <text:p>35.736880437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38.298933949286">
                <text:p>38.298933949286</text:p>
              </table:table-cell>
              <table:table-cell office:value-type="float" office:value="38.2989343380091">
                <text:p>38.29893433800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37.422231860157">
                <text:p>37.422231860157</text:p>
              </table:table-cell>
              <table:table-cell office:value-type="float" office:value="37.422231623327">
                <text:p>37.4222316233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36.902551013636">
                <text:p>36.902551013636</text:p>
              </table:table-cell>
              <table:table-cell office:value-type="float" office:value="36.9025509648371">
                <text:p>36.9025509648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37.080810479595">
                <text:p>37.080810479595</text:p>
              </table:table-cell>
              <table:table-cell office:value-type="float" office:value="37.0808105630573">
                <text:p>37.0808105630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37.324004239531">
                <text:p>37.324004239531</text:p>
              </table:table-cell>
              <table:table-cell office:value-type="float" office:value="37.3240035813936">
                <text:p>37.3240035813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43.52727942673">
                <text:p>43.52727942673</text:p>
              </table:table-cell>
              <table:table-cell office:value-type="float" office:value="43.527279616139">
                <text:p>43.527279616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41.064942088446">
                <text:p>41.064942088446</text:p>
              </table:table-cell>
              <table:table-cell office:value-type="float" office:value="41.0649419582289">
                <text:p>41.0649419582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42.862278967639">
                <text:p>42.862278967639</text:p>
              </table:table-cell>
              <table:table-cell office:value-type="float" office:value="42.8622788017297">
                <text:p>42.8622788017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41.010959096831">
                <text:p>41.010959096831</text:p>
              </table:table-cell>
              <table:table-cell office:value-type="float" office:value="41.0109595988118">
                <text:p>41.0109595988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38.52558666379">
                <text:p>38.52558666379</text:p>
              </table:table-cell>
              <table:table-cell office:value-type="float" office:value="38.5255876070633">
                <text:p>38.52558760706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38.662361289099">
                <text:p>38.662361289099</text:p>
              </table:table-cell>
              <table:table-cell office:value-type="float" office:value="38.6623618049289">
                <text:p>38.6623618049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38.336961462378">
                <text:p>38.336961462378</text:p>
              </table:table-cell>
              <table:table-cell office:value-type="float" office:value="38.336961618139">
                <text:p>38.336961618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40.781926565386">
                <text:p>40.781926565386</text:p>
              </table:table-cell>
              <table:table-cell office:value-type="float" office:value="40.781925922034">
                <text:p>40.7819259220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41.225421576535">
                <text:p>41.225421576535</text:p>
              </table:table-cell>
              <table:table-cell office:value-type="float" office:value="41.225421374014">
                <text:p>41.2254213740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39.204364298238">
                <text:p>39.204364298238</text:p>
              </table:table-cell>
              <table:table-cell office:value-type="float" office:value="94.825691516494">
                <text:p>94.825691516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43.734107747651">
                <text:p>43.734107747651</text:p>
              </table:table-cell>
              <table:table-cell office:value-type="float" office:value="101.011642525127">
                <text:p>101.011642525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41.263367808442">
                <text:p>41.263367808442</text:p>
              </table:table-cell>
              <table:table-cell office:value-type="float" office:value="100.512367480962">
                <text:p>100.5123674809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38.899505458417">
                <text:p>38.899505458417</text:p>
              </table:table-cell>
              <table:table-cell office:value-type="float" office:value="102.121634478967">
                <text:p>102.1216344789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40.826653024749">
                <text:p>40.826653024749</text:p>
              </table:table-cell>
              <table:table-cell office:value-type="float" office:value="99.234912366245">
                <text:p>99.234912366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40.220221639016">
                <text:p>40.220221639016</text:p>
              </table:table-cell>
              <table:table-cell office:value-type="float" office:value="97.066429439566">
                <text:p>97.0664294395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41.455287698775">
                <text:p>41.455287698775</text:p>
              </table:table-cell>
              <table:table-cell office:value-type="float" office:value="106.346403870442">
                <text:p>106.3464038704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39.810655776426">
                <text:p>39.810655776426</text:p>
              </table:table-cell>
              <table:table-cell office:value-type="float" office:value="94.191494667483">
                <text:p>94.1914946674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41.187366057775">
                <text:p>41.187366057775</text:p>
              </table:table-cell>
              <table:table-cell office:value-type="float" office:value="103.602542322347">
                <text:p>103.6025423223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40.747563047256">
                <text:p>40.747563047256</text:p>
              </table:table-cell>
              <table:table-cell office:value-type="float" office:value="106.075803466579">
                <text:p>106.0758034665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37.471792911863">
                <text:p>37.471792911863</text:p>
              </table:table-cell>
              <table:table-cell office:value-type="float" office:value="100.220119085716">
                <text:p>100.2201190857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40.236088502044">
                <text:p>40.236088502044</text:p>
              </table:table-cell>
              <table:table-cell office:value-type="float" office:value="104.290930892271">
                <text:p>104.290930892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39.6865157504">
                <text:p>39.6865157504</text:p>
              </table:table-cell>
              <table:table-cell office:value-type="float" office:value="106.213090806024">
                <text:p>106.2130908060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38.778816757423">
                <text:p>38.778816757423</text:p>
              </table:table-cell>
              <table:table-cell office:value-type="float" office:value="107.044122168783">
                <text:p>107.0441221687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38.738576215573">
                <text:p>38.738576215573</text:p>
              </table:table-cell>
              <table:table-cell office:value-type="float" office:value="97.991492947902">
                <text:p>97.9914929479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36.31677841662">
                <text:p>36.31677841662</text:p>
              </table:table-cell>
              <table:table-cell office:value-type="float" office:value="100.671842695174">
                <text:p>100.671842695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41.347247976057">
                <text:p>41.347247976057</text:p>
              </table:table-cell>
              <table:table-cell office:value-type="float" office:value="103.75163754126">
                <text:p>103.75163754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39.910972653312">
                <text:p>39.910972653312</text:p>
              </table:table-cell>
              <table:table-cell office:value-type="float" office:value="105.596278503695">
                <text:p>105.596278503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43.430634085409">
                <text:p>43.430634085409</text:p>
              </table:table-cell>
              <table:table-cell office:value-type="float" office:value="102.972102289001">
                <text:p>102.9721022890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40.207878508756">
                <text:p>40.207878508756</text:p>
              </table:table-cell>
              <table:table-cell office:value-type="float" office:value="103.191254514279">
                <text:p>103.191254514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40.914882803943">
                <text:p>40.914882803943</text:p>
              </table:table-cell>
              <table:table-cell office:value-type="float" office:value="101.302279398574">
                <text:p>101.3022793985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42.218374644298">
                <text:p>42.218374644298</text:p>
              </table:table-cell>
              <table:table-cell office:value-type="float" office:value="99.90100585358">
                <text:p>99.901005853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40.134621080396">
                <text:p>40.134621080396</text:p>
              </table:table-cell>
              <table:table-cell office:value-type="float" office:value="98.702628402507">
                <text:p>98.7026284025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40.988999017608">
                <text:p>40.988999017608</text:p>
              </table:table-cell>
              <table:table-cell office:value-type="float" office:value="101.948858491832">
                <text:p>101.9488584918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41.150981994196">
                <text:p>41.150981994196</text:p>
              </table:table-cell>
              <table:table-cell office:value-type="float" office:value="101.651554042073">
                <text:p>101.6515540420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37.717964138641">
                <text:p>37.717964138641</text:p>
              </table:table-cell>
              <table:table-cell office:value-type="float" office:value="101.502250466554">
                <text:p>101.5022504665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42.779509434339">
                <text:p>42.779509434339</text:p>
              </table:table-cell>
              <table:table-cell office:value-type="float" office:value="105.560890646309">
                <text:p>105.5608906463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40.499226086902">
                <text:p>40.499226086902</text:p>
              </table:table-cell>
              <table:table-cell office:value-type="float" office:value="102.110729036978">
                <text:p>102.1107290369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37.513366160702">
                <text:p>37.513366160702</text:p>
              </table:table-cell>
              <table:table-cell office:value-type="float" office:value="99.548618770392">
                <text:p>99.5486187703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43.235716044786">
                <text:p>43.235716044786</text:p>
              </table:table-cell>
              <table:table-cell office:value-type="float" office:value="103.408184457317">
                <text:p>103.4081844573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42.869644651446">
                <text:p>42.869644651446</text:p>
              </table:table-cell>
              <table:table-cell office:value-type="float" office:value="105.859357249905">
                <text:p>105.8593572499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42.086259585715">
                <text:p>42.086259585715</text:p>
              </table:table-cell>
              <table:table-cell office:value-type="float" office:value="99.647620178912">
                <text:p>99.6476201789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41.491130283967">
                <text:p>41.491130283967</text:p>
              </table:table-cell>
              <table:table-cell office:value-type="float" office:value="102.535796113076">
                <text:p>102.5357961130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43.007458146087">
                <text:p>43.007458146087</text:p>
              </table:table-cell>
              <table:table-cell office:value-type="float" office:value="109.691511985083">
                <text:p>109.6915119850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37.498958392694">
                <text:p>37.498958392694</text:p>
              </table:table-cell>
              <table:table-cell office:value-type="float" office:value="96.554309728032">
                <text:p>96.5543097280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39.831423250522">
                <text:p>39.831423250522</text:p>
              </table:table-cell>
              <table:table-cell office:value-type="float" office:value="108.789257780084">
                <text:p>108.7892577800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38.612023538377">
                <text:p>38.612023538377</text:p>
              </table:table-cell>
              <table:table-cell office:value-type="float" office:value="98.380992990158">
                <text:p>98.380992990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39.895610047338">
                <text:p>39.895610047338</text:p>
              </table:table-cell>
              <table:table-cell office:value-type="float" office:value="99.440543197525">
                <text:p>99.4405431975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37.984231080127">
                <text:p>37.984231080127</text:p>
              </table:table-cell>
              <table:table-cell office:value-type="float" office:value="102.359460132576">
                <text:p>102.3594601325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43.858523133677">
                <text:p>43.858523133677</text:p>
              </table:table-cell>
              <table:table-cell office:value-type="float" office:value="109.74552792587">
                <text:p>109.745527925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39.966886437334">
                <text:p>39.966886437334</text:p>
              </table:table-cell>
              <table:table-cell office:value-type="float" office:value="95.805865063864">
                <text:p>95.805865063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38.518138452121">
                <text:p>38.518138452121</text:p>
              </table:table-cell>
              <table:table-cell office:value-type="float" office:value="102.963111712402">
                <text:p>102.963111712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42.422077816277">
                <text:p>42.422077816277</text:p>
              </table:table-cell>
              <table:table-cell office:value-type="float" office:value="104.973375740107">
                <text:p>104.973375740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37.195273224441">
                <text:p>37.195273224441</text:p>
              </table:table-cell>
              <table:table-cell office:value-type="float" office:value="94.852086823078">
                <text:p>94.8520868230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35.131076332535">
                <text:p>35.131076332535</text:p>
              </table:table-cell>
              <table:table-cell office:value-type="float" office:value="87.855631073121">
                <text:p>87.855631073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41.032525906062">
                <text:p>41.032525906062</text:p>
              </table:table-cell>
              <table:table-cell office:value-type="float" office:value="99.898942257419">
                <text:p>99.8989422574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39.499404246168">
                <text:p>39.499404246168</text:p>
              </table:table-cell>
              <table:table-cell office:value-type="float" office:value="101.738003841434">
                <text:p>101.738003841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40.565134668235">
                <text:p>40.565134668235</text:p>
              </table:table-cell>
              <table:table-cell office:value-type="float" office:value="103.243622306419">
                <text:p>103.2436223064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37.743617639627">
                <text:p>37.743617639627</text:p>
              </table:table-cell>
              <table:table-cell office:value-type="float" office:value="92.997542124293">
                <text:p>92.997542124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36.708214370075">
                <text:p>36.708214370075</text:p>
              </table:table-cell>
              <table:table-cell office:value-type="float" office:value="93.608865160379">
                <text:p>93.608865160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37.80254536357">
                <text:p>37.80254536357</text:p>
              </table:table-cell>
              <table:table-cell office:value-type="float" office:value="96.460052588007">
                <text:p>96.4600525880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40.786190905118">
                <text:p>40.786190905118</text:p>
              </table:table-cell>
              <table:table-cell office:value-type="float" office:value="104.875024133377">
                <text:p>104.875024133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43.748250136552">
                <text:p>43.748250136552</text:p>
              </table:table-cell>
              <table:table-cell office:value-type="float" office:value="102.998283920643">
                <text:p>102.9982839206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42.345145845293">
                <text:p>42.345145845293</text:p>
              </table:table-cell>
              <table:table-cell office:value-type="float" office:value="103.989815885344">
                <text:p>103.989815885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41.593569791602">
                <text:p>41.593569791602</text:p>
              </table:table-cell>
              <table:table-cell office:value-type="float" office:value="94.123058605914">
                <text:p>94.1230586059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41.697329785328">
                <text:p>41.697329785328</text:p>
              </table:table-cell>
              <table:table-cell office:value-type="float" office:value="100.248602970895">
                <text:p>100.2486029708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40.414257269703">
                <text:p>40.414257269703</text:p>
              </table:table-cell>
              <table:table-cell office:value-type="float" office:value="105.418435710131">
                <text:p>105.418435710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43.428521499504">
                <text:p>43.428521499504</text:p>
              </table:table-cell>
              <table:table-cell office:value-type="float" office:value="106.539002136782">
                <text:p>106.5390021367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42.779008237255">
                <text:p>42.779008237255</text:p>
              </table:table-cell>
              <table:table-cell office:value-type="float" office:value="99.334577153479">
                <text:p>99.3345771534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37.827661663738">
                <text:p>37.827661663738</text:p>
              </table:table-cell>
              <table:table-cell office:value-type="float" office:value="102.154931713716">
                <text:p>102.1549317137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40.79059101948">
                <text:p>40.79059101948</text:p>
              </table:table-cell>
              <table:table-cell office:value-type="float" office:value="102.456662415587">
                <text:p>102.4566624155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42.924706327406">
                <text:p>42.924706327406</text:p>
              </table:table-cell>
              <table:table-cell office:value-type="float" office:value="105.639265833378">
                <text:p>105.6392658333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39.52870354379">
                <text:p>39.52870354379</text:p>
              </table:table-cell>
              <table:table-cell office:value-type="float" office:value="105.116226254708">
                <text:p>105.1162262547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39.712270808576">
                <text:p>39.712270808576</text:p>
              </table:table-cell>
              <table:table-cell office:value-type="float" office:value="98.80540105745">
                <text:p>98.805401057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41.994062403931">
                <text:p>41.994062403931</text:p>
              </table:table-cell>
              <table:table-cell office:value-type="float" office:value="103.704697534267">
                <text:p>103.704697534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41.858279653606">
                <text:p>41.858279653606</text:p>
              </table:table-cell>
              <table:table-cell office:value-type="float" office:value="105.745924927231">
                <text:p>105.745924927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38.609808528341">
                <text:p>38.609808528341</text:p>
              </table:table-cell>
              <table:table-cell office:value-type="float" office:value="93.062763023377">
                <text:p>93.062763023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40.086113080911">
                <text:p>40.086113080911</text:p>
              </table:table-cell>
              <table:table-cell office:value-type="float" office:value="96.03998401301">
                <text:p>96.039984013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39.466121565091">
                <text:p>39.466121565091</text:p>
              </table:table-cell>
              <table:table-cell office:value-type="float" office:value="104.821771115886">
                <text:p>104.821771115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40.99474033034">
                <text:p>40.99474033034</text:p>
              </table:table-cell>
              <table:table-cell office:value-type="float" office:value="99.247499011869">
                <text:p>99.247499011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41.610827079386">
                <text:p>41.610827079386</text:p>
              </table:table-cell>
              <table:table-cell office:value-type="float" office:value="102.445408958736">
                <text:p>102.4454089587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40.922166231246">
                <text:p>40.922166231246</text:p>
              </table:table-cell>
              <table:table-cell office:value-type="float" office:value="97.435329520099">
                <text:p>97.4353295200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41.043850533162">
                <text:p>41.043850533162</text:p>
              </table:table-cell>
              <table:table-cell office:value-type="float" office:value="100.947080411822">
                <text:p>100.9470804118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41.537933762238">
                <text:p>41.537933762238</text:p>
              </table:table-cell>
              <table:table-cell office:value-type="float" office:value="105.819045470444">
                <text:p>105.8190454704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40.068513401189">
                <text:p>40.068513401189</text:p>
              </table:table-cell>
              <table:table-cell office:value-type="float" office:value="106.277609736662">
                <text:p>106.277609736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39.984747832165">
                <text:p>39.984747832165</text:p>
              </table:table-cell>
              <table:table-cell office:value-type="float" office:value="109.862079199054">
                <text:p>109.8620791990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37.927368754801">
                <text:p>37.927368754801</text:p>
              </table:table-cell>
              <table:table-cell office:value-type="float" office:value="96.592927627929">
                <text:p>96.5929276279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43.055981212676">
                <text:p>43.055981212676</text:p>
              </table:table-cell>
              <table:table-cell office:value-type="float" office:value="101.219964686257">
                <text:p>101.219964686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41.180435302399">
                <text:p>41.180435302399</text:p>
              </table:table-cell>
              <table:table-cell office:value-type="float" office:value="101.513639616868">
                <text:p>101.513639616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40.091103934058">
                <text:p>40.091103934058</text:p>
              </table:table-cell>
              <table:table-cell office:value-type="float" office:value="102.850539174764">
                <text:p>102.8505391747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40.614070626058">
                <text:p>40.614070626058</text:p>
              </table:table-cell>
              <table:table-cell office:value-type="float" office:value="99.808231775058">
                <text:p>99.808231775058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